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MS Sans" svg:font-family="'MS Sans'" style:font-family-generic="swiss" style:font-pitch="variable"/>
    <style:font-face style:name="MS Sans Serif" svg:font-family="'MS Sans Serif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24.87mm"/>
    </style:style>
    <style:style style:name="co3" style:family="table-column">
      <style:table-column-properties fo:break-before="auto" style:column-width="48.08mm"/>
    </style:style>
    <style:style style:name="co4" style:family="table-column">
      <style:table-column-properties fo:break-before="auto" style:column-width="20.94mm"/>
    </style:style>
    <style:style style:name="co5" style:family="table-column">
      <style:table-column-properties fo:break-before="auto" style:column-width="22.63mm"/>
    </style:style>
    <style:style style:name="co6" style:family="table-column">
      <style:table-column-properties fo:break-before="auto" style:column-width="16.47mm"/>
    </style:style>
    <style:style style:name="co7" style:family="table-column">
      <style:table-column-properties fo:break-before="auto" style:column-width="19.84mm"/>
    </style:style>
    <style:style style:name="co8" style:family="table-column">
      <style:table-column-properties fo:break-before="auto" style:column-width="23.41mm"/>
    </style:style>
    <style:style style:name="co9" style:family="table-column">
      <style:table-column-properties fo:break-before="auto" style:column-width="22.08mm"/>
    </style:style>
    <style:style style:name="co10" style:family="table-column">
      <style:table-column-properties fo:break-before="auto" style:column-width="38.01mm"/>
    </style:style>
    <style:style style:name="co11" style:family="table-column">
      <style:table-column-properties fo:break-before="auto" style:column-width="27.11mm"/>
    </style:style>
    <style:style style:name="co12" style:family="table-column">
      <style:table-column-properties fo:break-before="auto" style:column-width="18.17mm"/>
    </style:style>
    <style:style style:name="co13" style:family="table-column">
      <style:table-column-properties fo:break-before="auto" style:column-width="26mm"/>
    </style:style>
    <style:style style:name="co14" style:family="table-column">
      <style:table-column-properties fo:break-before="auto" style:column-width="27.22mm"/>
    </style:style>
    <style:style style:name="co15" style:family="table-column">
      <style:table-column-properties fo:break-before="auto" style:column-width="20.96mm"/>
    </style:style>
    <style:style style:name="co16" style:family="table-column">
      <style:table-column-properties fo:break-before="auto" style:column-width="24.31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31.87mm"/>
    </style:style>
    <style:style style:name="co19" style:family="table-column">
      <style:table-column-properties fo:break-before="auto" style:column-width="21.24mm"/>
    </style:style>
    <style:style style:name="co20" style:family="table-column">
      <style:table-column-properties fo:break-before="auto" style:column-width="32.14mm"/>
    </style:style>
    <style:style style:name="co21" style:family="table-column">
      <style:table-column-properties fo:break-before="auto" style:column-width="28.22mm"/>
    </style:style>
    <style:style style:name="co22" style:family="table-column">
      <style:table-column-properties fo:break-before="auto" style:column-width="33.27mm"/>
    </style:style>
    <style:style style:name="co23" style:family="table-column">
      <style:table-column-properties fo:break-before="auto" style:column-width="23.48mm"/>
    </style:style>
    <style:style style:name="co24" style:family="table-column">
      <style:table-column-properties fo:break-before="auto" style:column-width="24.04mm"/>
    </style:style>
    <style:style style:name="co25" style:family="table-column">
      <style:table-column-properties fo:break-before="auto" style:column-width="21.8mm"/>
    </style:style>
    <style:style style:name="co26" style:family="table-column">
      <style:table-column-properties fo:break-before="auto" style:column-width="11.73mm"/>
    </style:style>
    <style:style style:name="co27" style:family="table-column">
      <style:table-column-properties fo:break-before="auto" style:column-width="17.97mm"/>
    </style:style>
    <style:style style:name="co28" style:family="table-column">
      <style:table-column-properties fo:break-before="auto" style:column-width="29.63mm"/>
    </style:style>
    <style:style style:name="co29" style:family="table-column">
      <style:table-column-properties fo:break-before="auto" style:column-width="12.56mm"/>
    </style:style>
    <style:style style:name="co30" style:family="table-column">
      <style:table-column-properties fo:break-before="auto" style:column-width="28.93mm"/>
    </style:style>
    <style:style style:name="co31" style:family="table-column">
      <style:table-column-properties fo:break-before="auto" style:column-width="32.42mm"/>
    </style:style>
    <style:style style:name="co32" style:family="table-column">
      <style:table-column-properties fo:break-before="auto" style:column-width="27.68mm"/>
    </style:style>
    <style:style style:name="co33" style:family="table-column">
      <style:table-column-properties fo:break-before="auto" style:column-width="29.07mm"/>
    </style:style>
    <style:style style:name="co34" style:family="table-column">
      <style:table-column-properties fo:break-before="auto" style:column-width="19.05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11.38mm" fo:break-before="auto" style:use-optimal-row-height="false"/>
    </style:style>
    <style:style style:name="ro3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25.14mm" fo:break-before="auto" style:use-optimal-row-height="true"/>
    </style:style>
    <style:style style:name="ro5" style:family="table-row">
      <style:table-row-properties style:row-height="9.47mm" fo:break-before="auto" style:use-optimal-row-height="false"/>
    </style:style>
    <style:style style:name="ro6" style:family="table-row">
      <style:table-row-properties style:row-height="9mm" fo:break-before="auto" style:use-optimal-row-height="true"/>
    </style:style>
    <style:style style:name="ro7" style:family="table-row">
      <style:table-row-properties style:row-height="5.17mm" fo:break-before="auto" style:use-optimal-row-height="true"/>
    </style:style>
    <style:style style:name="ro8" style:family="table-row">
      <style:table-row-properties style:row-height="5.15mm" fo:break-before="auto" style:use-optimal-row-height="tru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12.96mm" fo:break-before="auto" style:use-optimal-row-height="false"/>
    </style:style>
    <style:style style:name="ta1" style:family="table" style:master-page-name="PageStyle_5f_JEŻELI1">
      <style:table-properties table:display="true" style:writing-mode="lr-tb"/>
    </style:style>
    <style:style style:name="ta2" style:family="table" style:master-page-name="PageStyle_5f_JEŻELI2">
      <style:table-properties table:display="true" style:writing-mode="lr-tb"/>
    </style:style>
    <style:style style:name="ta3" style:family="table" style:master-page-name="PageStyle_5f_JEŻELI3">
      <style:table-properties table:display="true" style:writing-mode="lr-tb"/>
    </style:style>
    <style:style style:name="ta4" style:family="table" style:master-page-name="PageStyle_5f_JEŻELI4">
      <style:table-properties table:display="true" style:writing-mode="lr-tb"/>
    </style:style>
    <style:style style:name="ta5" style:family="table" style:master-page-name="PageStyle_5f_JEŻELI5">
      <style:table-properties table:display="true" style:writing-mode="lr-tb"/>
    </style:style>
    <style:style style:name="ta6" style:family="table" style:master-page-name="PageStyle_5f_JEŻELI6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background-color="#ffffff" style:diagonal-bl-tr="0.74pt solid #1a1a1a" style:diagonal-tl-br="0.74pt solid #1a1a1a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5" style:family="table-cell" style:parent-style-name="Default">
      <style:table-cell-properties fo:background-color="#99ccff" style:diagonal-bl-tr="none" style:diagonal-tl-br="none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fo:background-color="#ffff99" style:diagonal-bl-tr="none" style:diagonal-tl-br="none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13" style:family="table-cell" style:parent-style-name="Excel_5f_BuiltIn_5f_Currency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14" style:family="table-cell" style:parent-style-name="Excel_5f_BuiltIn_5f_Percent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15" style:family="table-cell" style:parent-style-name="Excel_5f_BuiltIn_5f_Currency" style:data-style-name="N119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" style:family="table-cell" style:parent-style-name="Default" style:data-style-name="N1">
      <style:table-cell-properties style:diagonal-bl-tr="none" style:diagonal-tl-br="none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99" style:diagonal-bl-tr="none" style:diagonal-tl-br="none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99" style:diagonal-bl-tr="none" style:diagonal-tl-br="none" fo:border="0.74pt solid #1a1a1a" fo:padding="0.71mm" style:rotation-align="none"/>
    </style:style>
    <style:style style:name="ce23" style:family="table-cell" style:parent-style-name="Excel_5f_BuiltIn_5f_Currency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7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2.49pt double-thin #1a1a1a" style:border-line-width-left="0.18mm 0.53mm 0.18mm" style:direction="ltr" fo:padding="0.71mm" fo:border-right="0.74pt solid #1a1a1a" style:rotation-angle="0" style:rotation-align="none" style:shrink-to-fit="false" fo:border-top="2.49pt double-thin #1a1a1a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2.49pt double-thin #1a1a1a" style:border-line-width-left="0.18mm 0.53mm 0.18mm" style:direction="ltr" fo:padding="0.71mm" fo:border-right="2.49pt double-thin #1a1a1a" style:border-line-width-right="0.18mm 0.53mm 0.18mm" style:rotation-angle="0" style:rotation-align="none" style:shrink-to-fit="false" fo:border-top="0.74pt solid #1a1a1a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2.49pt double-thin #1a1a1a" style:border-line-width-bottom="0.18mm 0.53mm 0.18mm" fo:background-color="#ffffff" style:diagonal-bl-tr="none" style:diagonal-tl-br="none" style:text-align-source="fix" style:repeat-content="false" fo:wrap-option="no-wrap" fo:border-left="2.49pt double-thin #1a1a1a" style:border-line-width-left="0.18mm 0.53mm 0.18mm" style:direction="ltr" fo:padding="0.71mm" fo:border-right="2.49pt double-thin #1a1a1a" style:border-line-width-right="0.18mm 0.53mm 0.18mm" style:rotation-angle="0" style:rotation-align="none" style:shrink-to-fit="false" fo:border-top="0.74pt solid #1a1a1a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2.49pt double-thin #1a1a1a" style:border-line-width-bottom="0.18mm 0.53mm 0.18mm" fo:background-color="#ffffff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2.49pt double-thin #1a1a1a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none" style:direction="ltr" fo:padding="0.71mm" fo:border-right="0.74pt solid #1a1a1a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none" style:direction="ltr" fo:padding="0.71mm" fo:border-right="0.74pt solid #1a1a1a" style:rotation-angle="0" style:rotation-align="none" style:shrink-to-fit="false" fo:border-top="0.74pt solid #1a1a1a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2.49pt double-thin #1a1a1a" style:border-line-width-bottom="0.18mm 0.53mm 0.18mm" fo:background-color="#ffffff" style:diagonal-bl-tr="none" style:diagonal-tl-br="none" style:text-align-source="fix" style:repeat-content="false" fo:wrap-option="no-wrap" fo:border-left="none" style:direction="ltr" fo:padding="0.71mm" fo:border-right="0.74pt solid #1a1a1a" style:rotation-angle="0" style:rotation-align="none" style:shrink-to-fit="false" fo:border-top="0.74pt solid #1a1a1a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6" style:family="table-cell" style:parent-style-name="Default" style:data-style-name="N2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8" style:family="table-cell" style:parent-style-name="Default">
      <style:table-cell-properties fo:border-bottom="2.49pt double-thin #1a1a1a" style:border-line-width-bottom="0.18mm 0.53mm 0.18mm" fo:background-color="#ffffff" style:diagonal-bl-tr="none" style:diagonal-tl-br="none" fo:border-left="2.49pt double-thin #1a1a1a" style:border-line-width-left="0.18mm 0.53mm 0.18mm" fo:padding="0.71mm" fo:border-right="0.74pt solid #1a1a1a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0" style:family="table-cell" style:parent-style-name="Default" style:data-style-name="N1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1" style:family="table-cell" style:parent-style-name="Default" style:data-style-name="N10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2" style:family="table-cell" style:parent-style-name="Default" style:data-style-name="N10">
      <style:table-cell-properties style:glyph-orientation-vertical="0" fo:background-color="#ffffff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2.49pt double-thin #1a1a1a" style:border-line-width-left="0.18mm 0.53mm 0.18mm" style:direction="ltr" fo:padding="0.71mm" fo:border-right="0.74pt solid #1a1a1a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2.49pt double-thin #1a1a1a" style:border-line-width-bottom="0.18mm 0.53mm 0.18mm" fo:background-color="#ffffff" style:diagonal-bl-tr="none" style:diagonal-tl-br="none" style:text-align-source="fix" style:repeat-content="false" fo:wrap-option="no-wrap" fo:border-left="2.49pt double-thin #1a1a1a" style:border-line-width-left="0.18mm 0.53mm 0.18mm" style:direction="ltr" fo:padding="0.71mm" fo:border-right="0.74pt solid #1a1a1a" style:rotation-angle="0" style:rotation-align="none" style:shrink-to-fit="false" fo:border-top="0.74pt solid #1a1a1a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6" style:family="table-cell" style:parent-style-name="Default" style:data-style-name="N2">
      <style:table-cell-properties style:glyph-orientation-vertical="0" fo:border-bottom="0.74pt solid #1a1a1a" fo:background-color="#ffff99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7" style:family="table-cell" style:parent-style-name="Default">
      <style:table-cell-properties fo:border-bottom="0.74pt solid #1a1a1a" fo:background-color="#99ccff" style:diagonal-bl-tr="none" style:diagonal-tl-br="none" fo:border-left="0.74pt solid #1a1a1a" fo:padding="0.71mm" fo:border-right="2.49pt double-thin #1a1a1a" style:border-line-width-right="0.18mm 0.53mm 0.18mm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8" style:family="table-cell" style:parent-style-name="Default">
      <style:table-cell-properties fo:border-bottom="2.49pt double-thin #1a1a1a" style:border-line-width-bottom="0.18mm 0.53mm 0.18mm" fo:background-color="#99ccff" style:diagonal-bl-tr="none" style:diagonal-tl-br="none" fo:border-left="0.74pt solid #1a1a1a" fo:padding="0.71mm" fo:border-right="2.49pt double-thin #1a1a1a" style:border-line-width-right="0.18mm 0.53mm 0.18mm" style:rotation-align="none" fo:border-top="0.74pt solid #1a1a1a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2.49pt double-thin #1a1a1a" style:border-line-width-bottom="0.18mm 0.53mm 0.18mm" fo:background-color="#ffffff" style:diagonal-bl-tr="none" style:diagonal-tl-br="none" style:text-align-source="fix" style:repeat-content="false" fo:wrap-option="no-wrap" fo:border-left="0.74pt solid #1a1a1a" style:direction="ltr" fo:padding="0.71mm" fo:border-right="2.49pt double-thin #1a1a1a" style:border-line-width-right="0.18mm 0.53mm 0.18mm" style:rotation-angle="0" style:rotation-align="none" style:shrink-to-fit="false" fo:border-top="2.49pt double-thin #1a1a1a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0" style:family="table-cell" style:parent-style-name="Default" style:data-style-name="N2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0.74pt solid #1a1a1a" style:direction="ltr" fo:padding="0.71mm" fo:border-right="2.49pt double-thin #1a1a1a" style:border-line-width-right="0.18mm 0.53mm 0.18mm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2" style:family="table-cell" style:parent-style-name="Excel_5f_BuiltIn_5f_Currency" style:data-style-name="N119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3" style:family="table-cell" style:parent-style-name="Default" style:data-style-name="N104">
      <style:table-cell-properties fo:background-color="#99ccff" style:diagonal-bl-tr="none" style:diagonal-tl-br="none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4" style:family="table-cell" style:parent-style-name="Excel_5f_BuiltIn_5f_Currency" style:data-style-name="N119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6" style:family="table-cell" style:parent-style-name="Default">
      <style:table-cell-properties style:diagonal-bl-tr="none" style:diagonal-tl-br="none" fo:background-color="transparent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7" style:family="table-cell" style:parent-style-name="Default" style:data-style-name="N10">
      <style:table-cell-properties style:diagonal-bl-tr="none" style:diagonal-tl-br="none" fo:background-color="transparent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Heading_5f_Jezeli" style:data-style-name="N0">
      <style:table-cell-properties style:glyph-orientation-vertical="0" fo:border-bottom="1.76pt solid #1a1a1a" style:cell-protect="protected" style:print-content="true" style:diagonal-bl-tr="none" style:diagonal-tl-br="none" style:text-align-source="fix" style:repeat-content="false" fo:background-color="transparent" fo:wrap-option="no-wrap" fo:border-left="0.74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74pt solid #1a1a1a" style:diagonal-bl-tr="none" style:diagonal-tl-br="none" style:text-align-source="value-type" style:repeat-content="false" fo:background-color="transparent" fo:wrap-option="no-wrap" fo:border-left="0.74pt solid #1a1a1a" style:direction="ltr" fo:padding="0.71mm" fo:border-right="0.74pt solid #1a1a1a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2" style:family="table-cell" style:parent-style-name="Heading_5f_Jezeli" style:data-style-name="N3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63" style:family="table-cell" style:parent-style-name="Default" style:data-style-name="N36">
      <style:table-cell-properties style:diagonal-bl-tr="none" style:diagonal-tl-br="none" fo:border="0.74pt solid #000000" fo:padding="0.71mm" style:rotation-align="none"/>
    </style:style>
    <style:style style:name="ce64" style:family="table-cell" style:parent-style-name="Excel_5f_BuiltIn_5f_Currency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Excel_5f_BuiltIn_5f_Currency" style:data-style-name="N116">
      <style:table-cell-properties style:glyph-orientation-vertical="0" fo:border-bottom="1.76pt solid #1a1a1a" style:cell-protect="protected" style:print-content="true" style:diagonal-bl-tr="none" style:diagonal-tl-br="none" style:text-align-source="fix" style:repeat-content="false" fo:background-color="transparent" fo:wrap-option="no-wrap" fo:border-left="0.74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66" style:family="table-cell" style:parent-style-name="Excel_5f_BuiltIn_5f_Currency" style:data-style-name="N120">
      <style:table-cell-properties style:glyph-orientation-vertical="0" fo:border-bottom="0.74pt solid #1a1a1a" style:cell-protect="protected" style:print-content="true" style:diagonal-bl-tr="none" style:diagonal-tl-br="none" style:text-align-source="value-type" style:repeat-content="false" fo:background-color="transparent" fo:wrap-option="no-wrap" fo:border-left="0.74pt solid #1a1a1a" style:direction="ltr" fo:padding="0.71mm" fo:border-right="0.74pt solid #1a1a1a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7" style:family="table-cell" style:parent-style-name="Excel_5f_BuiltIn_5f_Currency" style:data-style-name="N12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8" style:family="table-cell" style:parent-style-name="Default" style:data-style-name="N36">
      <style:table-cell-properties style:glyph-orientation-vertical="0" fo:border-bottom="0.74pt solid #1a1a1a" style:diagonal-bl-tr="none" style:diagonal-tl-br="none" style:text-align-source="value-type" style:repeat-content="false" fo:background-color="transparent" fo:wrap-option="no-wrap" fo:border-left="0.74pt solid #1a1a1a" style:direction="ltr" fo:padding="0.71mm" fo:border-right="0.74pt solid #1a1a1a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9" style:family="table-cell" style:parent-style-name="Default" style:data-style-name="N36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70" style:family="table-cell" style:parent-style-name="Default" style:data-style-name="N36">
      <style:table-cell-properties fo:padding="0.71mm"/>
      <style:text-properties style:use-window-font-color="true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Heading_5f_Jezeli" style:data-style-name="N36">
      <style:table-cell-properties style:glyph-orientation-vertical="0" fo:border-bottom="1.76pt solid #1a1a1a" style:cell-protect="protected" style:print-content="true" style:diagonal-bl-tr="none" style:diagonal-tl-br="none" style:text-align-source="fix" style:repeat-content="false" fo:background-color="transparent" fo:wrap-option="no-wrap" fo:border-left="0.74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background-color="transparent" fo:wrap-option="no-wrap" fo:border-left="0.74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3" style:family="table-cell" style:parent-style-name="Default" style:data-style-name="N3">
      <style:table-cell-properties fo:border-bottom="0.74pt solid #1a1a1a" style:diagonal-bl-tr="none" style:diagonal-tl-br="none" fo:border-left="0.74pt solid #1a1a1a" fo:padding="0.71mm" fo:border-right="0.74pt solid #1a1a1a" style:rotation-align="none" fo:border-top="none"/>
    </style:style>
    <style:style style:name="ce74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background-color="transparent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5" style:family="table-cell" style:parent-style-name="Default" style:data-style-name="N1">
      <style:table-cell-properties fo:border-bottom="0.74pt solid #1a1a1a" fo:background-color="#ffff99" style:diagonal-bl-tr="none" style:diagonal-tl-br="none" fo:border-left="0.74pt solid #1a1a1a" fo:padding="0.71mm" fo:border-right="0.74pt solid #1a1a1a" style:rotation-align="none" fo:border-top="none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7" style:family="table-cell" style:parent-style-name="Default" style:data-style-name="N104">
      <style:table-cell-properties fo:background-color="#99ccff" style:diagonal-bl-tr="none" style:diagonal-tl-br="none" fo:border="0.74pt solid #1a1a1a" fo:padding="0.71mm" style:rotation-align="none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9" style:family="table-cell" style:parent-style-name="Default" style:data-style-name="N104">
      <style:table-cell-properties style:diagonal-bl-tr="none" style:diagonal-tl-br="none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ff" svg:stroke-opacity="100%" draw:stroke-linejoin="miter" svg:stroke-linecap="square" draw:fill="solid" draw:fill-color="#ffffff" draw:textarea-horizontal-align="justify" draw:textarea-vertical-align="top" draw:auto-grow-height="false" fo:min-height="38.73mm" fo:min-width="58.67mm" fo:padding-top="0.56mm" fo:padding-bottom="0.56mm" fo:padding-left="0.56mm" fo:padding-right="0.56mm" fo:wrap-option="wrap" draw:shadow-color="#808080"/>
    </style:style>
    <style:style style:name="gr2" style:family="graphic">
      <style:graphic-properties draw:stroke="solid" svg:stroke-width="0.26mm" svg:stroke-color="#0000ff" svg:stroke-opacity="100%" draw:stroke-linejoin="miter" svg:stroke-linecap="square" draw:fill="solid" draw:fill-color="#ffffff" draw:textarea-horizontal-align="justify" draw:textarea-vertical-align="top" draw:auto-grow-height="false" fo:min-height="37.51mm" fo:min-width="91.92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solid" svg:stroke-width="0.26mm" svg:stroke-color="#0000ff" svg:stroke-opacity="100%" draw:stroke-linejoin="miter" svg:stroke-linecap="square" draw:fill="solid" draw:fill-color="#ffffff" draw:textarea-horizontal-align="justify" draw:textarea-vertical-align="top" draw:auto-grow-height="false" fo:min-height="34.44mm" fo:min-width="69.29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solid" svg:stroke-width="0.26mm" svg:stroke-color="#0000ff" svg:stroke-opacity="100%" draw:stroke-linejoin="miter" svg:stroke-linecap="square" draw:fill="solid" draw:fill-color="#ffffff" draw:textarea-horizontal-align="justify" draw:textarea-vertical-align="top" draw:auto-grow-height="false" fo:min-height="18.74mm" fo:min-width="50.88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ff" svg:stroke-opacity="100%" draw:stroke-linejoin="miter" svg:stroke-linecap="square" draw:fill="solid" draw:fill-color="#ffffff" draw:textarea-horizontal-align="justify" draw:textarea-vertical-align="top" draw:auto-grow-height="false" fo:min-height="12.62mm" fo:min-width="55.86mm" fo:padding-top="0.56mm" fo:padding-bottom="0.56mm" fo:padding-left="0.56mm" fo:padding-right="0.56mm" fo:wrap-option="wrap" draw:shadow-color="#808080"/>
    </style:style>
    <style:style style:name="gr6" style:family="graphic">
      <style:graphic-properties draw:stroke="solid" svg:stroke-width="0.26mm" svg:stroke-color="#0000ff" svg:stroke-opacity="100%" draw:stroke-linejoin="miter" svg:stroke-linecap="square" draw:fill="solid" draw:fill-color="#ffffff" draw:textarea-horizontal-align="justify" draw:textarea-vertical-align="top" draw:auto-grow-height="false" fo:min-height="26.55mm" fo:min-width="46.63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ff" svg:stroke-opacity="100%" draw:stroke-linejoin="miter" svg:stroke-linecap="square" draw:fill="solid" draw:fill-color="#ffffff" draw:textarea-horizontal-align="justify" draw:textarea-vertical-align="top" draw:auto-grow-height="false" fo:min-height="14.03mm" fo:min-width="186.96mm" fo:padding-top="0.56mm" fo:padding-bottom="0.56mm" fo:padding-left="0.56mm" fo:padding-right="0.56mm" fo:wrap-option="wrap" draw:shadow-color="#808080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JEŻELI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/>
          <table:table-cell table:style-name="ce4" office:value-type="string" calcext:value-type="string">
            <text:p>wysokość </text:p>
            <text:p>ewentualnej nagrody</text:p>
          </table:table-cell>
          <table:table-cell table:style-name="ce8" office:value-type="string" calcext:value-type="string">
            <text:p>średnia </text:p>
            <text:p>ocen</text:p>
          </table:table-cell>
          <table:table-cell>
            <draw:custom-shape table:end-cell-address="JEŻELI1.H10" table:end-x="16.45mm" table:end-y="0.75mm" draw:z-index="0" draw:name="Prostokąt 1" draw:style-name="gr1" draw:text-style-name="P2" svg:width="66.19mm" svg:height="46.25mm" svg:x="7.1mm" svg:y="1.07mm">
              <text:p text:style-name="P1"><text:span text:style-name="T1">chcemy, aby przy każdym studencie spełniającym <text:s/>warunek: <text:s/></text:span></text:p>
              <text:p text:style-name="P1"><text:span text:style-name="T1"><text:s/></text:span><text:span text:style-name="T1">średnia <text:s/>&gt;= 4,25 </text:span></text:p>
              <text:p text:style-name="P1"><text:span text:style-name="T1">pojawiła się w kolumnie C wartość 300 zł., a przy pozostałych 0</text:span></text:p>
              <draw:enhanced-geometry svg:viewBox="0 0 21600 21600" draw:path-stretchpoint-x="10800" draw:path-stretchpoint-y="10800" draw:text-areas="?f3 ?f4 ?f5 ?f6" draw:type="round-rectangle" draw:modifiers="510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student 1</text:p>
          </table:table-cell>
          <table:table-cell table:style-name="ce5" table:formula="of:=IF([.D3]&gt;=4.25;300;0)" office:value-type="float" office:value="0" calcext:value-type="float">
            <text:p>0</text:p>
          </table:table-cell>
          <table:table-cell table:style-name="ce9" office:value-type="float" office:value="2.35" calcext:value-type="float">
            <text:p>2,3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2</text:p>
          </table:table-cell>
          <table:table-cell table:style-name="ce5" table:formula="of:=IF([.D4]&gt;=4.25;300;0)" office:value-type="float" office:value="0" calcext:value-type="float">
            <text:p>0</text:p>
          </table:table-cell>
          <table:table-cell table:style-name="ce9" office:value-type="float" office:value="3.9" calcext:value-type="float">
            <text:p>3,9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3</text:p>
          </table:table-cell>
          <table:table-cell table:style-name="ce5" table:formula="of:=IF([.D5]&gt;=4.25;300;0)" office:value-type="float" office:value="300" calcext:value-type="float">
            <text:p>300</text:p>
          </table:table-cell>
          <table:table-cell table:style-name="ce9" office:value-type="float" office:value="4.35" calcext:value-type="float">
            <text:p>4,3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4</text:p>
          </table:table-cell>
          <table:table-cell table:style-name="ce5" table:formula="of:=IF([.D6]&gt;=4.25;300;0)" office:value-type="float" office:value="0" calcext:value-type="float">
            <text:p>0</text:p>
          </table:table-cell>
          <table:table-cell table:style-name="ce9" office:value-type="float" office:value="3.55" calcext:value-type="float">
            <text:p>3,5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5</text:p>
          </table:table-cell>
          <table:table-cell table:style-name="ce5" table:formula="of:=IF([.D7]&gt;=4.25;300;0)" office:value-type="float" office:value="0" calcext:value-type="float">
            <text:p>0</text:p>
          </table:table-cell>
          <table:table-cell table:style-name="ce9" office:value-type="float" office:value="2.55" calcext:value-type="float">
            <text:p>2,5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6</text:p>
          </table:table-cell>
          <table:table-cell table:style-name="ce5" table:formula="of:=IF([.D8]&gt;=4.25;300;0)" office:value-type="float" office:value="0" calcext:value-type="float">
            <text:p>0</text:p>
          </table:table-cell>
          <table:table-cell table:style-name="ce9" office:value-type="float" office:value="3.75" calcext:value-type="float">
            <text:p>3,7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7</text:p>
          </table:table-cell>
          <table:table-cell table:style-name="ce5" table:formula="of:=IF([.D9]&gt;=4.25;300;0)" office:value-type="float" office:value="0" calcext:value-type="float">
            <text:p>0</text:p>
          </table:table-cell>
          <table:table-cell table:style-name="ce9" office:value-type="float" office:value="3.95" calcext:value-type="float">
            <text:p>3,9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8</text:p>
          </table:table-cell>
          <table:table-cell table:style-name="ce5" table:formula="of:=IF([.D10]&gt;=4.25;300;0)" office:value-type="float" office:value="300" calcext:value-type="float">
            <text:p>300</text:p>
          </table:table-cell>
          <table:table-cell table:style-name="ce9" office:value-type="float" office:value="4.75" calcext:value-type="float">
            <text:p>4,7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9</text:p>
          </table:table-cell>
          <table:table-cell table:style-name="ce5" table:formula="of:=IF([.D11]&gt;=4.25;300;0)" office:value-type="float" office:value="300" calcext:value-type="float">
            <text:p>300</text:p>
          </table:table-cell>
          <table:table-cell table:style-name="ce9" office:value-type="float" office:value="4.89" calcext:value-type="float">
            <text:p>4,8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10</text:p>
          </table:table-cell>
          <table:table-cell table:style-name="ce5" table:formula="of:=IF([.D12]&gt;=4.25;300;0)" office:value-type="float" office:value="0" calcext:value-type="float">
            <text:p>0</text:p>
          </table:table-cell>
          <table:table-cell table:style-name="ce9" office:value-type="float" office:value="3.65" calcext:value-type="float">
            <text:p>3,6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11</text:p>
          </table:table-cell>
          <table:table-cell table:style-name="ce5" table:formula="of:=IF([.D13]&gt;=4.25;300;0)" office:value-type="float" office:value="0" calcext:value-type="float">
            <text:p>0</text:p>
          </table:table-cell>
          <table:table-cell table:style-name="ce9" office:value-type="float" office:value="2.55" calcext:value-type="float">
            <text:p>2,5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12</text:p>
          </table:table-cell>
          <table:table-cell table:style-name="ce5" table:formula="of:=IF([.D14]&gt;=4.25;300;0)" office:value-type="float" office:value="0" calcext:value-type="float">
            <text:p>0</text:p>
          </table:table-cell>
          <table:table-cell table:style-name="ce9" office:value-type="float" office:value="3.75" calcext:value-type="float">
            <text:p>3,7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13</text:p>
          </table:table-cell>
          <table:table-cell table:style-name="ce5" table:formula="of:=IF([.D15]&gt;=4.25;300;0)" office:value-type="float" office:value="0" calcext:value-type="float">
            <text:p>0</text:p>
          </table:table-cell>
          <table:table-cell table:style-name="ce9" office:value-type="float" office:value="2.55" calcext:value-type="float">
            <text:p>2,5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14</text:p>
          </table:table-cell>
          <table:table-cell table:style-name="ce5" table:formula="of:=IF([.D16]&gt;=4.25;300;0)" office:value-type="float" office:value="0" calcext:value-type="float">
            <text:p>0</text:p>
          </table:table-cell>
          <table:table-cell table:style-name="ce9" office:value-type="float" office:value="3.75" calcext:value-type="float">
            <text:p>3,7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15</text:p>
          </table:table-cell>
          <table:table-cell table:style-name="ce5" table:formula="of:=IF([.D17]&gt;=4.25;300;0)" office:value-type="float" office:value="300" calcext:value-type="float">
            <text:p>300</text:p>
          </table:table-cell>
          <table:table-cell table:style-name="ce9" office:value-type="float" office:value="4.25" calcext:value-type="float">
            <text:p>4,2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/>
          <table:table-cell table:style-name="ce2"/>
          <table:table-cell table:style-name="ce6" office:value-type="string" calcext:value-type="string">
            <text:p>Miejsce zajęte w olimpiadzie</text:p>
          </table:table-cell>
          <table:table-cell table:style-name="ce6" office:value-type="string" calcext:value-type="string">
            <text:p>Wstęp na studia bez egzaminu</text:p>
          </table:table-cell>
          <table:table-cell>
            <draw:custom-shape table:end-cell-address="JEŻELI1.J24" table:end-x="13.87mm" table:end-y="2.87mm" draw:z-index="1" draw:name="Tekst 1" draw:style-name="gr2" draw:text-style-name="P2" svg:width="97.2mm" svg:height="42.79mm" svg:x="8.96mm" svg:y="-7.35mm">
              <text:p text:style-name="P1"><text:span text:style-name="T2">Uczniowie, którzy brali udział w olimpiadzie matematycznej na poziomie województw i zajęli jedno z trzech pierwszych miejsc mają możliwość otrzymania indeksu bez egzaminu wstępnego.</text:span></text:p>
              <text:p text:style-name="P1"><text:span text:style-name="T2">W kolumnie Wstęp na studia bez egzaminu chciałbyś wyświetlić informację TAK dla uczniów, którzy spełniają zadany warunek, NIE dla uczniów, którzy go nie spełniają.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uczeń 1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IF([.C21]&lt;=3;&quot;TAK&quot;;&quot;NIE&quot;)" office:value-type="string" office:string-value="TAK" calcext:value-type="string">
            <text:p>TAK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2</text:p>
          </table:table-cell>
          <table:table-cell table:style-name="ce7" office:value-type="float" office:value="10" calcext:value-type="float">
            <text:p>10</text:p>
          </table:table-cell>
          <table:table-cell table:style-name="ce10" table:formula="of:=IF([.C22]&lt;=3;&quot;TAK&quot;;&quot;NIE&quot;)" office:value-type="string" office:string-value="NIE" calcext:value-type="string">
            <text:p>NIE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3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IF([.C23]&lt;=3;&quot;TAK&quot;;&quot;NIE&quot;)" office:value-type="string" office:string-value="TAK" calcext:value-type="string">
            <text:p>TAK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4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IF([.C24]&lt;=3;&quot;TAK&quot;;&quot;NIE&quot;)" office:value-type="string" office:string-value="TAK" calcext:value-type="string">
            <text:p>TAK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5</text:p>
          </table:table-cell>
          <table:table-cell table:style-name="ce7" office:value-type="float" office:value="8" calcext:value-type="float">
            <text:p>8</text:p>
          </table:table-cell>
          <table:table-cell table:style-name="ce10" table:formula="of:=IF([.C25]&lt;=3;&quot;TAK&quot;;&quot;NIE&quot;)" office:value-type="string" office:string-value="NIE" calcext:value-type="string">
            <text:p>NIE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6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IF([.C26]&lt;=3;&quot;TAK&quot;;&quot;NIE&quot;)" office:value-type="string" office:string-value="NIE" calcext:value-type="string">
            <text:p>NIE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7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IF([.C27]&lt;=3;&quot;TAK&quot;;&quot;NIE&quot;)" office:value-type="string" office:string-value="TAK" calcext:value-type="string">
            <text:p>TAK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8</text:p>
          </table:table-cell>
          <table:table-cell table:style-name="ce7" office:value-type="float" office:value="20" calcext:value-type="float">
            <text:p>20</text:p>
          </table:table-cell>
          <table:table-cell table:style-name="ce10" table:formula="of:=IF([.C28]&lt;=3;&quot;TAK&quot;;&quot;NIE&quot;)" office:value-type="string" office:string-value="NIE" calcext:value-type="string">
            <text:p>NIE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9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IF([.C29]&lt;=3;&quot;TAK&quot;;&quot;NIE&quot;)" office:value-type="string" office:string-value="TAK" calcext:value-type="string">
            <text:p>TAK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10</text:p>
          </table:table-cell>
          <table:table-cell table:style-name="ce7" office:value-type="float" office:value="7" calcext:value-type="float">
            <text:p>7</text:p>
          </table:table-cell>
          <table:table-cell table:style-name="ce10" table:formula="of:=IF([.C30]&lt;=3;&quot;TAK&quot;;&quot;NIE&quot;)" office:value-type="string" office:string-value="NIE" calcext:value-type="string">
            <text:p>NIE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11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IF([.C31]&lt;=3;&quot;TAK&quot;;&quot;NIE&quot;)" office:value-type="string" office:string-value="TAK" calcext:value-type="string">
            <text:p>TAK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12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formula="of:=IF([.C32]&lt;=3;&quot;TAK&quot;;&quot;NIE&quot;)" office:value-type="string" office:string-value="NIE" calcext:value-type="string">
            <text:p>NIE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13</text:p>
          </table:table-cell>
          <table:table-cell table:style-name="ce7" office:value-type="float" office:value="8" calcext:value-type="float">
            <text:p>8</text:p>
          </table:table-cell>
          <table:table-cell table:style-name="ce10" table:formula="of:=IF([.C33]&lt;=3;&quot;TAK&quot;;&quot;NIE&quot;)" office:value-type="string" office:string-value="NIE" calcext:value-type="string">
            <text:p>NIE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14</text:p>
          </table:table-cell>
          <table:table-cell table:style-name="ce7" office:value-type="float" office:value="15" calcext:value-type="float">
            <text:p>15</text:p>
          </table:table-cell>
          <table:table-cell table:style-name="ce10" table:formula="of:=IF([.C34]&lt;=3;&quot;TAK&quot;;&quot;NIE&quot;)" office:value-type="string" office:string-value="NIE" calcext:value-type="string">
            <text:p>NIE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15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IF([.C35]&lt;=3;&quot;TAK&quot;;&quot;NIE&quot;)" office:value-type="string" office:string-value="TAK" calcext:value-type="string">
            <text:p>TAK</text:p>
          </table:table-cell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EŻELI2" table:style-name="ta2">
        <office:forms form:automatic-focus="false" form:apply-design-mode="false"/>
        <table:table-column table:style-name="co1" table:default-cell-style-name="Default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5">
          <table:table-cell table:style-name="ce11"/>
          <table:table-cell table:style-name="ce2"/>
          <table:table-cell table:style-name="ce12" office:value-type="string" calcext:value-type="string">
            <text:p>Wartość </text:p>
            <text:p>zakupu</text:p>
          </table:table-cell>
          <table:table-cell table:style-name="ce12" office:value-type="string" calcext:value-type="string">
            <text:p>Stawka </text:p>
            <text:p>rabatu</text:p>
          </table:table-cell>
          <table:table-cell table:style-name="ce12" office:value-type="string" calcext:value-type="string">
            <text:p>Kwota </text:p>
            <text:p>rabatu</text:p>
          </table:table-cell>
          <table:table-cell table:style-name="ce11">
            <draw:custom-shape table:end-cell-address="JEŻELI2.K8" table:end-x="2.24mm" table:end-y="4.99mm" draw:z-index="0" draw:name="Tekst 1" draw:style-name="gr3" draw:text-style-name="P2" svg:width="74.25mm" svg:height="39.4mm" svg:x="16.63mm" svg:y="2.94mm">
              <text:p text:style-name="P1"><text:span text:style-name="T3">Sprzedawca przyznaje rabat w wysokości 5% wartości zakupów klientom, robiącym zakupy o wartości &gt;=1000 zł. Chcesz obliczyć stawkę i kwotę rabatu dla poszczególnych klientów.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1018"/>
        </table:table-row>
        <table:table-row table:style-name="ro3">
          <table:table-cell table:style-name="ce11"/>
          <table:table-cell table:style-name="ce3" office:value-type="string" calcext:value-type="string">
            <text:p>klient 1</text:p>
          </table:table-cell>
          <table:table-cell table:style-name="ce13" office:value-type="float" office:value="900" calcext:value-type="float">
            <text:p><text:s/>900,00 zł </text:p>
          </table:table-cell>
          <table:table-cell table:style-name="ce14" table:formula="of:=IF([.C3]&gt;=1000;&quot;Rabat&quot;;&quot;Brak rabatu&quot;)" office:value-type="string" office:string-value="Brak rabatu" calcext:value-type="string">
            <text:p>Brak rabatu</text:p>
          </table:table-cell>
          <table:table-cell table:style-name="ce15" table:formula="of:=IF([.C3]&gt;=1000;[.C3]*0.05;0)" office:value-type="float" office:value="0" calcext:value-type="float">
            <text:p><text:s/>- <text:s text:c="2"/>zł </text:p>
          </table:table-cell>
          <table:table-cell table:style-name="ce11" table:number-columns-repeated="1019"/>
        </table:table-row>
        <table:table-row table:style-name="ro3">
          <table:table-cell table:style-name="ce11"/>
          <table:table-cell table:style-name="ce3" office:value-type="string" calcext:value-type="string">
            <text:p>klient 2</text:p>
          </table:table-cell>
          <table:table-cell table:style-name="ce13" office:value-type="float" office:value="1100" calcext:value-type="float">
            <text:p><text:s/>1 100,00 zł </text:p>
          </table:table-cell>
          <table:table-cell table:style-name="ce14" table:formula="of:=IF([.C4]&gt;=1000;&quot;Rabat&quot;;&quot;Brak rabatu&quot;)" office:value-type="string" office:string-value="Rabat" calcext:value-type="string">
            <text:p>Rabat</text:p>
          </table:table-cell>
          <table:table-cell table:style-name="ce15" table:formula="of:=IF([.C4]&gt;=1000;[.C4]*0.05;0)" office:value-type="float" office:value="55" calcext:value-type="float">
            <text:p><text:s/>55 zł </text:p>
          </table:table-cell>
          <table:table-cell table:style-name="ce11" table:number-columns-repeated="1019"/>
        </table:table-row>
        <table:table-row table:style-name="ro3">
          <table:table-cell table:style-name="ce11"/>
          <table:table-cell table:style-name="ce3" office:value-type="string" calcext:value-type="string">
            <text:p>klient 3</text:p>
          </table:table-cell>
          <table:table-cell table:style-name="ce13" office:value-type="float" office:value="500" calcext:value-type="float">
            <text:p><text:s/>500,00 zł </text:p>
          </table:table-cell>
          <table:table-cell table:style-name="ce14" table:formula="of:=IF([.C5]&gt;=1000;&quot;Rabat&quot;;&quot;Brak rabatu&quot;)" office:value-type="string" office:string-value="Brak rabatu" calcext:value-type="string">
            <text:p>Brak rabatu</text:p>
          </table:table-cell>
          <table:table-cell table:style-name="ce15" table:formula="of:=IF([.C5]&gt;=1000;[.C5]*0.05;0)" office:value-type="float" office:value="0" calcext:value-type="float">
            <text:p><text:s/>- <text:s text:c="2"/>zł </text:p>
          </table:table-cell>
          <table:table-cell table:style-name="ce11" table:number-columns-repeated="1019"/>
        </table:table-row>
        <table:table-row table:style-name="ro3">
          <table:table-cell table:style-name="ce11"/>
          <table:table-cell table:style-name="ce3" office:value-type="string" calcext:value-type="string">
            <text:p>klient 4</text:p>
          </table:table-cell>
          <table:table-cell table:style-name="ce13" office:value-type="float" office:value="3500" calcext:value-type="float">
            <text:p><text:s/>3 500,00 zł </text:p>
          </table:table-cell>
          <table:table-cell table:style-name="ce14" table:formula="of:=IF([.C6]&gt;=1000;&quot;Rabat&quot;;&quot;Brak rabatu&quot;)" office:value-type="string" office:string-value="Rabat" calcext:value-type="string">
            <text:p>Rabat</text:p>
          </table:table-cell>
          <table:table-cell table:style-name="ce15" table:formula="of:=IF([.C6]&gt;=1000;[.C6]*0.05;0)" office:value-type="float" office:value="175" calcext:value-type="float">
            <text:p><text:s/>175 zł </text:p>
          </table:table-cell>
          <table:table-cell table:style-name="ce11" table:number-columns-repeated="1019"/>
        </table:table-row>
        <table:table-row table:style-name="ro3">
          <table:table-cell table:style-name="ce11"/>
          <table:table-cell table:style-name="ce3" office:value-type="string" calcext:value-type="string">
            <text:p>klient 5</text:p>
          </table:table-cell>
          <table:table-cell table:style-name="ce13" office:value-type="float" office:value="2000" calcext:value-type="float">
            <text:p><text:s/>2 000,00 zł </text:p>
          </table:table-cell>
          <table:table-cell table:style-name="ce14" table:formula="of:=IF([.C7]&gt;=1000;&quot;Rabat&quot;;&quot;Brak rabatu&quot;)" office:value-type="string" office:string-value="Rabat" calcext:value-type="string">
            <text:p>Rabat</text:p>
          </table:table-cell>
          <table:table-cell table:style-name="ce15" table:formula="of:=IF([.C7]&gt;=1000;[.C7]*0.05;0)" office:value-type="float" office:value="100" calcext:value-type="float">
            <text:p><text:s/>100 zł </text:p>
          </table:table-cell>
          <table:table-cell table:style-name="ce11" table:number-columns-repeated="1019"/>
        </table:table-row>
        <table:table-row table:style-name="ro3">
          <table:table-cell table:style-name="ce11"/>
          <table:table-cell table:style-name="ce3" office:value-type="string" calcext:value-type="string">
            <text:p>klient 6</text:p>
          </table:table-cell>
          <table:table-cell table:style-name="ce13" office:value-type="float" office:value="700" calcext:value-type="float">
            <text:p><text:s/>700,00 zł </text:p>
          </table:table-cell>
          <table:table-cell table:style-name="ce14" table:formula="of:=IF([.C8]&gt;=1000;&quot;Rabat&quot;;&quot;Brak rabatu&quot;)" office:value-type="string" office:string-value="Brak rabatu" calcext:value-type="string">
            <text:p>Brak rabatu</text:p>
          </table:table-cell>
          <table:table-cell table:style-name="ce15" table:formula="of:=IF([.C8]&gt;=1000;[.C8]*0.05;0)" office:value-type="float" office:value="0" calcext:value-type="float">
            <text:p><text:s/>- <text:s text:c="2"/>zł </text:p>
          </table:table-cell>
          <table:table-cell table:style-name="ce11" table:number-columns-repeated="1019"/>
        </table:table-row>
        <table:table-row table:style-name="ro3">
          <table:table-cell table:style-name="ce11"/>
          <table:table-cell table:style-name="ce3" office:value-type="string" calcext:value-type="string">
            <text:p>klient 7</text:p>
          </table:table-cell>
          <table:table-cell table:style-name="ce13" office:value-type="float" office:value="1000" calcext:value-type="float">
            <text:p><text:s/>1 000,00 zł </text:p>
          </table:table-cell>
          <table:table-cell table:style-name="ce14" table:formula="of:=IF([.C9]&gt;=1000;&quot;Rabat&quot;;&quot;Brak rabatu&quot;)" office:value-type="string" office:string-value="Rabat" calcext:value-type="string">
            <text:p>Rabat</text:p>
          </table:table-cell>
          <table:table-cell table:style-name="ce15" table:formula="of:=IF([.C9]&gt;=1000;[.C9]*0.05;0)" office:value-type="float" office:value="50" calcext:value-type="float">
            <text:p><text:s/>50 zł </text:p>
          </table:table-cell>
          <table:table-cell table:style-name="ce11" table:number-columns-repeated="1019"/>
        </table:table-row>
        <table:table-row table:style-name="ro3">
          <table:table-cell table:style-name="ce11"/>
          <table:table-cell table:style-name="ce3" office:value-type="string" calcext:value-type="string">
            <text:p>klient 8</text:p>
          </table:table-cell>
          <table:table-cell table:style-name="ce13" office:value-type="float" office:value="150" calcext:value-type="float">
            <text:p><text:s/>150,00 zł </text:p>
          </table:table-cell>
          <table:table-cell table:style-name="ce14" table:formula="of:=IF([.C10]&gt;=1000;&quot;Rabat&quot;;&quot;Brak rabatu&quot;)" office:value-type="string" office:string-value="Brak rabatu" calcext:value-type="string">
            <text:p>Brak rabatu</text:p>
          </table:table-cell>
          <table:table-cell table:style-name="ce15" table:formula="of:=IF([.C10]&gt;=1000;[.C10]*0.05;0)" office:value-type="float" office:value="0" calcext:value-type="float">
            <text:p><text:s/>- <text:s text:c="2"/>zł </text:p>
          </table:table-cell>
          <table:table-cell table:style-name="ce11"/>
          <table:table-cell table:style-name="ce1"/>
          <table:table-cell table:style-name="ce11" table:number-columns-repeated="1017"/>
        </table:table-row>
        <table:table-row table:style-name="ro3">
          <table:table-cell/>
          <table:table-cell table:style-name="ce3" office:value-type="string" calcext:value-type="string">
            <text:p>klient 9</text:p>
          </table:table-cell>
          <table:table-cell table:style-name="ce13" office:value-type="float" office:value="2000" calcext:value-type="float">
            <text:p><text:s/>2 000,00 zł </text:p>
          </table:table-cell>
          <table:table-cell table:style-name="ce14" table:formula="of:=IF([.C11]&gt;=1000;&quot;Rabat&quot;;&quot;Brak rabatu&quot;)" office:value-type="string" office:string-value="Rabat" calcext:value-type="string">
            <text:p>Rabat</text:p>
          </table:table-cell>
          <table:table-cell table:style-name="ce15" table:formula="of:=IF([.C11]&gt;=1000;[.C11]*0.05;0)" office:value-type="float" office:value="100" calcext:value-type="float">
            <text:p><text:s/>100 zł 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klient 10</text:p>
          </table:table-cell>
          <table:table-cell table:style-name="ce13" office:value-type="float" office:value="1265" calcext:value-type="float">
            <text:p><text:s/>1 265,00 zł </text:p>
          </table:table-cell>
          <table:table-cell table:style-name="ce14" table:formula="of:=IF([.C12]&gt;=1000;&quot;Rabat&quot;;&quot;Brak rabatu&quot;)" office:value-type="string" office:string-value="Rabat" calcext:value-type="string">
            <text:p>Rabat</text:p>
          </table:table-cell>
          <table:table-cell table:style-name="ce15" table:formula="of:=IF([.C12]&gt;=1000;[.C12]*0.05;0)" office:value-type="float" office:value="63.25" calcext:value-type="float">
            <text:p><text:s/>63 zł 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klient 11</text:p>
          </table:table-cell>
          <table:table-cell table:style-name="ce13" office:value-type="float" office:value="890" calcext:value-type="float">
            <text:p><text:s/>890,00 zł </text:p>
          </table:table-cell>
          <table:table-cell table:style-name="ce14" table:formula="of:=IF([.C13]&gt;=1000;&quot;Rabat&quot;;&quot;Brak rabatu&quot;)" office:value-type="string" office:string-value="Brak rabatu" calcext:value-type="string">
            <text:p>Brak rabatu</text:p>
          </table:table-cell>
          <table:table-cell table:style-name="ce15" table:formula="of:=IF([.C13]&gt;=1000;[.C13]*0.05;0)" office:value-type="float" office:value="0" calcext:value-type="float">
            <text:p><text:s/>- <text:s text:c="2"/>zł 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klient 12</text:p>
          </table:table-cell>
          <table:table-cell table:style-name="ce13" office:value-type="float" office:value="985" calcext:value-type="float">
            <text:p><text:s/>985,00 zł </text:p>
          </table:table-cell>
          <table:table-cell table:style-name="ce14" table:formula="of:=IF([.C14]&gt;=1000;&quot;Rabat&quot;;&quot;Brak rabatu&quot;)" office:value-type="string" office:string-value="Brak rabatu" calcext:value-type="string">
            <text:p>Brak rabatu</text:p>
          </table:table-cell>
          <table:table-cell table:style-name="ce15" table:formula="of:=IF([.C14]&gt;=1000;[.C14]*0.05;0)" office:value-type="float" office:value="0" calcext:value-type="float">
            <text:p><text:s/>- <text:s text:c="2"/>zł 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klient 13</text:p>
          </table:table-cell>
          <table:table-cell table:style-name="ce13" office:value-type="float" office:value="1256" calcext:value-type="float">
            <text:p><text:s/>1 256,00 zł </text:p>
          </table:table-cell>
          <table:table-cell table:style-name="ce14" table:formula="of:=IF([.C15]&gt;=1000;&quot;Rabat&quot;;&quot;Brak rabatu&quot;)" office:value-type="string" office:string-value="Rabat" calcext:value-type="string">
            <text:p>Rabat</text:p>
          </table:table-cell>
          <table:table-cell table:style-name="ce15" table:formula="of:=IF([.C15]&gt;=1000;[.C15]*0.05;0)" office:value-type="float" office:value="62.8" calcext:value-type="float">
            <text:p><text:s/>63 zł 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klient 14</text:p>
          </table:table-cell>
          <table:table-cell table:style-name="ce13" office:value-type="float" office:value="8000" calcext:value-type="float">
            <text:p><text:s/>8 000,00 zł </text:p>
          </table:table-cell>
          <table:table-cell table:style-name="ce14" table:formula="of:=IF([.C16]&gt;=1000;&quot;Rabat&quot;;&quot;Brak rabatu&quot;)" office:value-type="string" office:string-value="Rabat" calcext:value-type="string">
            <text:p>Rabat</text:p>
          </table:table-cell>
          <table:table-cell table:style-name="ce15" table:formula="of:=IF([.C16]&gt;=1000;[.C16]*0.05;0)" office:value-type="float" office:value="400" calcext:value-type="float">
            <text:p><text:s/>400 zł 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klient 15</text:p>
          </table:table-cell>
          <table:table-cell table:style-name="ce13" office:value-type="float" office:value="900" calcext:value-type="float">
            <text:p><text:s/>900,00 zł </text:p>
          </table:table-cell>
          <table:table-cell table:style-name="ce14" table:formula="of:=IF([.C17]&gt;=1000;&quot;Rabat&quot;;&quot;Brak rabatu&quot;)" office:value-type="string" office:string-value="Brak rabatu" calcext:value-type="string">
            <text:p>Brak rabatu</text:p>
          </table:table-cell>
          <table:table-cell table:style-name="ce15" table:formula="of:=IF([.C17]&gt;=1000;[.C17]*0.05;0)" office:value-type="float" office:value="0" calcext:value-type="float">
            <text:p><text:s/>- <text:s text:c="2"/>zł </text:p>
          </table:table-cell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EŻELI3" table:style-name="ta3">
        <office:forms form:automatic-focus="false" form:apply-design-mode="false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default-cell-style-name="Default"/>
        <table:table-column table:style-name="co15" table:default-cell-style-name="ce1"/>
        <table:table-column table:style-name="co1" table:number-columns-repeated="1017" table:default-cell-style-name="Default"/>
        <table:table-row table:style-name="ro1">
          <table:table-cell table:number-columns-repeated="5"/>
          <table:table-cell>
            <draw:custom-shape table:end-cell-address="JEŻELI3.I5" table:end-x="15.83mm" table:end-y="1.84mm" draw:z-index="0" draw:name="Auto kształt 1" draw:style-name="gr4" draw:text-style-name="P4" svg:width="56.15mm" svg:height="21.44mm" svg:x="16.1mm" svg:y="4.23mm">
              <text:p text:style-name="P3"><text:span text:style-name="T4">Oblicz wartość wyszczególnionych towarów w złotówkach.</text:span>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table:table-cell>
          <table:table-cell table:number-columns-repeated="1018"/>
        </table:table-row>
        <table:table-row table:style-name="ro6">
          <table:table-cell table:style-name="ce16" office:value-type="string" calcext:value-type="string">
            <text:p>nazwa modelu</text:p>
          </table:table-cell>
          <table:table-cell table:style-name="ce18" office:value-type="string" calcext:value-type="string">
            <text:p>Model</text:p>
          </table:table-cell>
          <table:table-cell table:style-name="ce19" office:value-type="string" calcext:value-type="string">
            <text:p>Waluta</text:p>
          </table:table-cell>
          <table:table-cell table:style-name="ce19" office:value-type="string" calcext:value-type="string">
            <text:p>Cena 1 szt. w walucie obcej</text:p>
          </table:table-cell>
          <table:table-cell table:style-name="ce19" office:value-type="string" calcext:value-type="string">
            <text:p>Cena 1 szt. w zł</text:p>
          </table:table-cell>
          <table:table-cell table:style-name="ce24"/>
          <table:table-cell table:number-columns-repeated="1018"/>
        </table:table-row>
        <table:table-row table:style-name="ro7">
          <table:table-cell table:style-name="ce17" office:value-type="string" calcext:value-type="string">
            <text:p>LADOWARKA</text:p>
          </table:table-cell>
          <table:table-cell table:style-name="ce17" office:value-type="string" calcext:value-type="string">
            <text:p>AA-90EK</text:p>
          </table:table-cell>
          <table:table-cell table:style-name="ce20" office:value-type="string" calcext:value-type="string">
            <text:p>DEM</text:p>
          </table:table-cell>
          <table:table-cell table:style-name="ce21" office:value-type="float" office:value="200" calcext:value-type="float">
            <text:p>200</text:p>
          </table:table-cell>
          <table:table-cell table:style-name="ce23" table:formula="of:=IF([.C3]=[.G$7];[.D3]*[.H$7];IF([.C3]=[.G$8];[.D3]*[.H$8];&quot;Błąd&quot;))" office:value-type="float" office:value="426" calcext:value-type="float">
            <text:p><text:s/>426,00 zł </text:p>
          </table:table-cell>
          <table:table-cell table:style-name="ce11"/>
          <table:table-cell table:number-columns-repeated="1018"/>
        </table:table-row>
        <table:table-row table:style-name="ro7">
          <table:table-cell table:style-name="ce17" office:value-type="string" calcext:value-type="string">
            <text:p>TELEWIZOR</text:p>
          </table:table-cell>
          <table:table-cell table:style-name="ce17" office:value-type="string" calcext:value-type="string">
            <text:p>AD-DT21EE</text:p>
          </table:table-cell>
          <table:table-cell table:style-name="ce20" office:value-type="string" calcext:value-type="string">
            <text:p>DEM</text:p>
          </table:table-cell>
          <table:table-cell table:style-name="ce21" office:value-type="float" office:value="2500" calcext:value-type="float">
            <text:p>2500</text:p>
          </table:table-cell>
          <table:table-cell table:style-name="ce23" table:formula="of:=IF([.C4]=[.G$7];[.D4]*[.H$7];IF([.C4]=[.G$8];[.D4]*[.H$8];&quot;Błąd&quot;))" office:value-type="float" office:value="5325" calcext:value-type="float">
            <text:p><text:s/>5 325,00 zł </text:p>
          </table:table-cell>
          <table:table-cell table:style-name="ce11"/>
          <table:table-cell table:number-columns-repeated="1018"/>
        </table:table-row>
        <table:table-row table:style-name="ro7">
          <table:table-cell table:style-name="ce17" office:value-type="string" calcext:value-type="string">
            <text:p>GRAMOFON</text:p>
          </table:table-cell>
          <table:table-cell table:style-name="ce17" office:value-type="string" calcext:value-type="string">
            <text:p>AL-F350BK</text:p>
          </table:table-cell>
          <table:table-cell table:style-name="ce20" office:value-type="string" calcext:value-type="string">
            <text:p>DEM</text:p>
          </table:table-cell>
          <table:table-cell table:style-name="ce21" office:value-type="float" office:value="4500" calcext:value-type="float">
            <text:p>4500</text:p>
          </table:table-cell>
          <table:table-cell table:style-name="ce23" table:formula="of:=IF([.C5]=[.G$7];[.D5]*[.H$7];IF([.C5]=[.G$8];[.D5]*[.H$8];&quot;Błąd&quot;))" office:value-type="float" office:value="9585" calcext:value-type="float">
            <text:p><text:s/>9 585,00 zł </text:p>
          </table:table-cell>
          <table:table-cell table:style-name="ce11"/>
          <table:table-cell table:number-columns-repeated="1018"/>
        </table:table-row>
        <table:table-row table:style-name="ro7">
          <table:table-cell table:style-name="ce17" office:value-type="string" calcext:value-type="string">
            <text:p>TELEWIZOR</text:p>
          </table:table-cell>
          <table:table-cell table:style-name="ce17" office:value-type="string" calcext:value-type="string">
            <text:p>AV-14JT5</text:p>
          </table:table-cell>
          <table:table-cell table:style-name="ce20" office:value-type="string" calcext:value-type="string">
            <text:p>USD</text:p>
          </table:table-cell>
          <table:table-cell table:style-name="ce21" office:value-type="float" office:value="2530" calcext:value-type="float">
            <text:p>2530</text:p>
          </table:table-cell>
          <table:table-cell table:style-name="ce23" table:formula="of:=IF([.C6]=[.G$7];[.D6]*[.H$7];IF([.C6]=[.G$8];[.D6]*[.H$8];&quot;Błąd&quot;))" office:value-type="float" office:value="10499.5" calcext:value-type="float">
            <text:p><text:s/>10 499,50 zł </text:p>
          </table:table-cell>
          <table:table-cell table:style-name="ce11"/>
          <table:table-cell table:style-name="ce25" office:value-type="string" calcext:value-type="string" table:number-columns-spanned="2" table:number-rows-spanned="1">
            <text:p>Kursy walut</text:p>
          </table:table-cell>
          <table:covered-table-cell table:style-name="ce25"/>
          <table:table-cell table:number-columns-repeated="1016"/>
        </table:table-row>
        <table:table-row table:style-name="ro7">
          <table:table-cell table:style-name="ce17" office:value-type="string" calcext:value-type="string">
            <text:p>WZMACNIACZ</text:p>
          </table:table-cell>
          <table:table-cell table:style-name="ce17" office:value-type="string" calcext:value-type="string">
            <text:p>AX-A442BK</text:p>
          </table:table-cell>
          <table:table-cell table:style-name="ce20" office:value-type="string" calcext:value-type="string">
            <text:p>DEM</text:p>
          </table:table-cell>
          <table:table-cell table:style-name="ce21" office:value-type="float" office:value="830" calcext:value-type="float">
            <text:p>830</text:p>
          </table:table-cell>
          <table:table-cell table:style-name="ce23" table:formula="of:=IF([.C7]=[.G$7];[.D7]*[.H$7];IF([.C7]=[.G$8];[.D7]*[.H$8];&quot;Błąd&quot;))" office:value-type="float" office:value="1767.9" calcext:value-type="float">
            <text:p><text:s/>1 767,90 zł </text:p>
          </table:table-cell>
          <table:table-cell table:style-name="ce11"/>
          <table:table-cell table:style-name="ce26" office:value-type="string" calcext:value-type="string">
            <text:p>DEM</text:p>
          </table:table-cell>
          <table:table-cell table:style-name="ce27" office:value-type="float" office:value="2.13" calcext:value-type="float">
            <text:p><text:s/>2,13 zł </text:p>
          </table:table-cell>
          <table:table-cell table:number-columns-repeated="1016"/>
        </table:table-row>
        <table:table-row table:style-name="ro7">
          <table:table-cell table:style-name="ce17" office:value-type="string" calcext:value-type="string">
            <text:p>MINI HIFI</text:p>
          </table:table-cell>
          <table:table-cell table:style-name="ce17" office:value-type="string" calcext:value-type="string">
            <text:p>CA-C220</text:p>
          </table:table-cell>
          <table:table-cell table:style-name="ce20" office:value-type="string" calcext:value-type="string">
            <text:p>DEM</text:p>
          </table:table-cell>
          <table:table-cell table:style-name="ce21" office:value-type="float" office:value="45000" calcext:value-type="float">
            <text:p>45000</text:p>
          </table:table-cell>
          <table:table-cell table:style-name="ce23" table:formula="of:=IF([.C8]=[.G$7];[.D8]*[.H$7];IF([.C8]=[.G$8];[.D8]*[.H$8];&quot;Błąd&quot;))" office:value-type="float" office:value="95850" calcext:value-type="float">
            <text:p><text:s/>95 850,00 zł </text:p>
          </table:table-cell>
          <table:table-cell table:style-name="ce11"/>
          <table:table-cell table:style-name="ce26" office:value-type="string" calcext:value-type="string">
            <text:p>USD</text:p>
          </table:table-cell>
          <table:table-cell table:style-name="ce27" office:value-type="float" office:value="4.15" calcext:value-type="float">
            <text:p><text:s/>4,15 zł </text:p>
          </table:table-cell>
          <table:table-cell table:number-columns-repeated="1016"/>
        </table:table-row>
        <table:table-row table:style-name="ro7">
          <table:table-cell table:style-name="ce17" office:value-type="string" calcext:value-type="string">
            <text:p>ZMIENIACZ CD</text:p>
          </table:table-cell>
          <table:table-cell table:style-name="ce17" office:value-type="string" calcext:value-type="string">
            <text:p>CH-X1000</text:p>
          </table:table-cell>
          <table:table-cell table:style-name="ce20" office:value-type="string" calcext:value-type="string">
            <text:p>DEM</text:p>
          </table:table-cell>
          <table:table-cell table:style-name="ce21" office:value-type="float" office:value="1200" calcext:value-type="float">
            <text:p>1200</text:p>
          </table:table-cell>
          <table:table-cell table:style-name="ce23" table:formula="of:=IF([.C9]=[.G$7];[.D9]*[.H$7];IF([.C9]=[.G$8];[.D9]*[.H$8];&quot;Błąd&quot;))" office:value-type="float" office:value="2556" calcext:value-type="float">
            <text:p><text:s/>2 556,00 zł </text:p>
          </table:table-cell>
          <table:table-cell table:style-name="ce11"/>
          <table:table-cell table:number-columns-repeated="1018"/>
        </table:table-row>
        <table:table-row table:style-name="ro7">
          <table:table-cell table:style-name="ce17" office:value-type="string" calcext:value-type="string">
            <text:p>ZESTAW GLOSNIK</text:p>
          </table:table-cell>
          <table:table-cell table:style-name="ce17" office:value-type="string" calcext:value-type="string">
            <text:p>CS-HG400</text:p>
          </table:table-cell>
          <table:table-cell table:style-name="ce20" office:value-type="string" calcext:value-type="string">
            <text:p>USD</text:p>
          </table:table-cell>
          <table:table-cell table:style-name="ce21" office:value-type="float" office:value="32000" calcext:value-type="float">
            <text:p>32000</text:p>
          </table:table-cell>
          <table:table-cell table:style-name="ce23" table:formula="of:=IF([.C10]=[.G$7];[.D10]*[.H$7];IF([.C10]=[.G$8];[.D10]*[.H$8];&quot;Błąd&quot;))" office:value-type="float" office:value="132800" calcext:value-type="float">
            <text:p><text:s/>132 800,00 zł </text:p>
          </table:table-cell>
          <table:table-cell table:style-name="ce11"/>
          <table:table-cell table:number-columns-repeated="1018"/>
        </table:table-row>
        <table:table-row table:style-name="ro7">
          <table:table-cell table:style-name="ce17" office:value-type="string" calcext:value-type="string">
            <text:p>WALKMAN</text:p>
          </table:table-cell>
          <table:table-cell table:style-name="ce17" office:value-type="string" calcext:value-type="string">
            <text:p>CX-101</text:p>
          </table:table-cell>
          <table:table-cell table:style-name="ce20" office:value-type="string" calcext:value-type="string">
            <text:p>USD</text:p>
          </table:table-cell>
          <table:table-cell table:style-name="ce22" office:value-type="float" office:value="200" calcext:value-type="float">
            <text:p>200</text:p>
          </table:table-cell>
          <table:table-cell table:style-name="ce23" table:formula="of:=IF([.C11]=[.G$7];[.D11]*[.H$7];IF([.C11]=[.G$8];[.D11]*[.H$8];&quot;Błąd&quot;))" office:value-type="float" office:value="830" calcext:value-type="float">
            <text:p><text:s/>830,00 zł </text:p>
          </table:table-cell>
          <table:table-cell table:number-columns-repeated="1019"/>
        </table:table-row>
        <table:table-row table:style-name="ro7">
          <table:table-cell table:style-name="ce17" office:value-type="string" calcext:value-type="string">
            <text:p>WALKMAN+RADIO</text:p>
          </table:table-cell>
          <table:table-cell table:style-name="ce17" office:value-type="string" calcext:value-type="string">
            <text:p>CX-F101</text:p>
          </table:table-cell>
          <table:table-cell table:style-name="ce20" office:value-type="string" calcext:value-type="string">
            <text:p>USD</text:p>
          </table:table-cell>
          <table:table-cell table:style-name="ce22" office:value-type="float" office:value="256" calcext:value-type="float">
            <text:p>256</text:p>
          </table:table-cell>
          <table:table-cell table:style-name="ce23" table:formula="of:=IF([.C12]=[.G$7];[.D12]*[.H$7];IF([.C12]=[.G$8];[.D12]*[.H$8];&quot;Błąd&quot;))" office:value-type="float" office:value="1062.4" calcext:value-type="float">
            <text:p><text:s/>1 062,40 zł </text:p>
          </table:table-cell>
          <table:table-cell table:number-columns-repeated="1019"/>
        </table:table-row>
        <table:table-row table:style-name="ro7">
          <table:table-cell table:style-name="ce17" office:value-type="string" calcext:value-type="string">
            <text:p>TUNER</text:p>
          </table:table-cell>
          <table:table-cell table:style-name="ce17" office:value-type="string" calcext:value-type="string">
            <text:p>FX-311BK</text:p>
          </table:table-cell>
          <table:table-cell table:style-name="ce20" office:value-type="string" calcext:value-type="string">
            <text:p>DEM</text:p>
          </table:table-cell>
          <table:table-cell table:style-name="ce22" office:value-type="float" office:value="500" calcext:value-type="float">
            <text:p>500</text:p>
          </table:table-cell>
          <table:table-cell table:style-name="ce23" table:formula="of:=IF([.C13]=[.G$7];[.D13]*[.H$7];IF([.C13]=[.G$8];[.D13]*[.H$8];&quot;Błąd&quot;))" office:value-type="float" office:value="1065" calcext:value-type="float">
            <text:p><text:s/>1 065,00 zł </text:p>
          </table:table-cell>
          <table:table-cell table:number-columns-repeated="1019"/>
        </table:table-row>
        <table:table-row table:style-name="ro7">
          <table:table-cell table:style-name="ce17" office:value-type="string" calcext:value-type="string">
            <text:p>APARAT CYFROWY</text:p>
          </table:table-cell>
          <table:table-cell table:style-name="ce17" office:value-type="string" calcext:value-type="string">
            <text:p>GC-X3</text:p>
          </table:table-cell>
          <table:table-cell table:style-name="ce20" office:value-type="string" calcext:value-type="string">
            <text:p>USD</text:p>
          </table:table-cell>
          <table:table-cell table:style-name="ce22" office:value-type="float" office:value="2500" calcext:value-type="float">
            <text:p>2500</text:p>
          </table:table-cell>
          <table:table-cell table:style-name="ce23" table:formula="of:=IF([.C14]=[.G$7];[.D14]*[.H$7];IF([.C14]=[.G$8];[.D14]*[.H$8];&quot;Błąd&quot;))" office:value-type="float" office:value="10375" calcext:value-type="float">
            <text:p><text:s/>10 375,00 zł </text:p>
          </table:table-cell>
          <table:table-cell table:number-columns-repeated="1019"/>
        </table:table-row>
        <table:table-row table:style-name="ro7">
          <table:table-cell table:style-name="ce17" office:value-type="string" calcext:value-type="string">
            <text:p>KAMERA</text:p>
          </table:table-cell>
          <table:table-cell table:style-name="ce17" office:value-type="string" calcext:value-type="string">
            <text:p>GR-AX470EE</text:p>
          </table:table-cell>
          <table:table-cell table:style-name="ce20" office:value-type="string" calcext:value-type="string">
            <text:p>DEM</text:p>
          </table:table-cell>
          <table:table-cell table:style-name="ce22" office:value-type="float" office:value="3600" calcext:value-type="float">
            <text:p>3600</text:p>
          </table:table-cell>
          <table:table-cell table:style-name="ce23" table:formula="of:=IF([.C15]=[.G$7];[.D15]*[.H$7];IF([.C15]=[.G$8];[.D15]*[.H$8];&quot;Błąd&quot;))" office:value-type="float" office:value="7668" calcext:value-type="float">
            <text:p><text:s/>7 668,00 zł </text:p>
          </table:table-cell>
          <table:table-cell table:number-columns-repeated="1019"/>
        </table:table-row>
        <table:table-row table:style-name="ro7">
          <table:table-cell table:style-name="ce17" office:value-type="string" calcext:value-type="string">
            <text:p>KAMERA CYFROWA</text:p>
          </table:table-cell>
          <table:table-cell table:style-name="ce17" office:value-type="string" calcext:value-type="string">
            <text:p>GR-DVF10EG</text:p>
          </table:table-cell>
          <table:table-cell table:style-name="ce20" office:value-type="string" calcext:value-type="string">
            <text:p>DEM</text:p>
          </table:table-cell>
          <table:table-cell table:style-name="ce22" office:value-type="float" office:value="5200" calcext:value-type="float">
            <text:p>5200</text:p>
          </table:table-cell>
          <table:table-cell table:style-name="ce23" table:formula="of:=IF([.C16]=[.G$7];[.D16]*[.H$7];IF([.C16]=[.G$8];[.D16]*[.H$8];&quot;Błąd&quot;))" office:value-type="float" office:value="11076" calcext:value-type="float">
            <text:p><text:s/>11 076,00 zł </text:p>
          </table:table-cell>
          <table:table-cell table:number-columns-repeated="1019"/>
        </table:table-row>
        <table:table-row table:style-name="ro7">
          <table:table-cell table:style-name="ce17" office:value-type="string" calcext:value-type="string">
            <text:p>STEROWNIK DRUK</text:p>
          </table:table-cell>
          <table:table-cell table:style-name="ce17" office:value-type="string" calcext:value-type="string">
            <text:p>GV-CB1E</text:p>
          </table:table-cell>
          <table:table-cell table:style-name="ce20" office:value-type="string" calcext:value-type="string">
            <text:p>USD</text:p>
          </table:table-cell>
          <table:table-cell table:style-name="ce22" office:value-type="float" office:value="256" calcext:value-type="float">
            <text:p>256</text:p>
          </table:table-cell>
          <table:table-cell table:style-name="ce23" table:formula="of:=IF([.C17]=[.G$7];[.D17]*[.H$7];IF([.C17]=[.G$8];[.D17]*[.H$8];&quot;Błąd&quot;))" office:value-type="float" office:value="1062.4" calcext:value-type="float">
            <text:p><text:s/>1 062,40 zł </text:p>
          </table:table-cell>
          <table:table-cell table:number-columns-repeated="1019"/>
        </table:table-row>
        <table:table-row table:style-name="ro7">
          <table:table-cell table:style-name="ce17" office:value-type="string" calcext:value-type="string">
            <text:p>DRUKARKA CYFRO</text:p>
          </table:table-cell>
          <table:table-cell table:style-name="ce17" office:value-type="string" calcext:value-type="string">
            <text:p>GV-DT3</text:p>
          </table:table-cell>
          <table:table-cell table:style-name="ce20" office:value-type="string" calcext:value-type="string">
            <text:p>USD</text:p>
          </table:table-cell>
          <table:table-cell table:style-name="ce22" office:value-type="float" office:value="1200" calcext:value-type="float">
            <text:p>1200</text:p>
          </table:table-cell>
          <table:table-cell table:style-name="ce23" table:formula="of:=IF([.C18]=[.G$7];[.D18]*[.H$7];IF([.C18]=[.G$8];[.D18]*[.H$8];&quot;Błąd&quot;))" office:value-type="float" office:value="4980" calcext:value-type="float">
            <text:p><text:s/>4 980,00 zł </text:p>
          </table:table-cell>
          <table:table-cell table:number-columns-repeated="1019"/>
        </table:table-row>
        <table:table-row table:style-name="ro7">
          <table:table-cell table:style-name="ce17" office:value-type="string" calcext:value-type="string">
            <text:p>DRUKARKA VIDEO</text:p>
          </table:table-cell>
          <table:table-cell table:style-name="ce17" office:value-type="string" calcext:value-type="string">
            <text:p>GV-PT2</text:p>
          </table:table-cell>
          <table:table-cell table:style-name="ce20" office:value-type="string" calcext:value-type="string">
            <text:p>UDS</text:p>
          </table:table-cell>
          <table:table-cell table:style-name="ce22" office:value-type="float" office:value="1450" calcext:value-type="float">
            <text:p>1450</text:p>
          </table:table-cell>
          <table:table-cell table:style-name="ce23" table:formula="of:=IF([.C19]=[.G$7];[.D19]*[.H$7];IF([.C19]=[.G$8];[.D19]*[.H$8];&quot;Błąd&quot;))" office:value-type="string" office:string-value="Błąd" calcext:value-type="string">
            <text:p><text:s/>Błąd </text:p>
          </table:table-cell>
          <table:table-cell table:number-columns-repeated="1019"/>
        </table:table-row>
        <table:table-row table:style-name="ro7">
          <table:table-cell table:style-name="ce17" office:value-type="string" calcext:value-type="string">
            <text:p>SLUCHAWKI</text:p>
          </table:table-cell>
          <table:table-cell table:style-name="ce17" office:value-type="string" calcext:value-type="string">
            <text:p>HA-B10BU</text:p>
          </table:table-cell>
          <table:table-cell table:style-name="ce20" office:value-type="string" calcext:value-type="string">
            <text:p>DEM</text:p>
          </table:table-cell>
          <table:table-cell table:style-name="ce22" office:value-type="float" office:value="100" calcext:value-type="float">
            <text:p>100</text:p>
          </table:table-cell>
          <table:table-cell table:style-name="ce23" table:formula="of:=IF([.C20]=[.G$7];[.D20]*[.H$7];IF([.C20]=[.G$8];[.D20]*[.H$8];&quot;Błąd&quot;))" office:value-type="float" office:value="213" calcext:value-type="float">
            <text:p><text:s/>213,00 zł 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EŻELI4" table:style-name="ta4">
        <office:forms form:automatic-focus="false" form:apply-design-mode="false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" table:number-columns-repeated="1016" table:default-cell-style-name="Default"/>
        <table:table-row table:style-name="ro1">
          <table:table-cell>
            <draw:custom-shape table:end-cell-address="JEŻELI4.C4" table:end-x="24.91mm" table:end-y="2.38mm" draw:z-index="0" draw:name="Auto kształt 1" draw:style-name="gr5" draw:text-style-name="P4" svg:width="61.52mm" svg:height="14.82mm" svg:x="1.38mm" svg:y="1.05mm">
              <text:p text:style-name="P3"><text:span text:style-name="T4">Wypełnij poniższą fakturę. Wykorzystaj funkcje: JEŻELI oraz SUMA.JEŻELI.</text:span>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table:table-cell>
          <table:table-cell table:number-columns-repeated="2"/>
          <table:table-cell table:style-name="ce39"/>
          <table:table-cell table:number-columns-repeated="1020"/>
        </table:table-row>
        <table:table-row table:style-name="ro1">
          <table:table-cell/>
          <table:table-cell table:style-name="ce31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8" office:value-type="string" calcext:value-type="string">
            <text:p>Artykuł</text:p>
          </table:table-cell>
          <table:table-cell table:style-name="ce32" office:value-type="string" calcext:value-type="string">
            <text:p>Ilość</text:p>
          </table:table-cell>
          <table:table-cell table:style-name="ce32" office:value-type="string" calcext:value-type="string">
            <text:p>Cena jednostkowa</text:p>
          </table:table-cell>
          <table:table-cell table:style-name="ce32" office:value-type="string" calcext:value-type="string">
            <text:p>Wartość</text:p>
          </table:table-cell>
          <table:table-cell table:style-name="ce32" office:value-type="string" calcext:value-type="string">
            <text:p>Podatek</text:p>
          </table:table-cell>
          <table:table-cell table:style-name="ce32" office:value-type="string" calcext:value-type="string">
            <text:p>Wartość podatku</text:p>
          </table:table-cell>
          <table:table-cell table:style-name="ce49" office:value-type="string" calcext:value-type="string">
            <text:p>Wartość z VAT-em</text:p>
          </table:table-cell>
          <table:table-cell table:number-columns-repeated="1017"/>
        </table:table-row>
        <table:table-row table:style-name="ro7">
          <table:table-cell table:style-name="ce29" office:value-type="string" calcext:value-type="string">
            <text:p>Art. Sanitarne</text:p>
          </table:table-cell>
          <table:table-cell table:style-name="ce33" office:value-type="float" office:value="1300" calcext:value-type="float">
            <text:p>1300</text:p>
          </table:table-cell>
          <table:table-cell table:style-name="ce36" office:value-type="float" office:value="780" calcext:value-type="float">
            <text:p>780,00</text:p>
          </table:table-cell>
          <table:table-cell table:style-name="ce40" table:formula="of:=PRODUCT([.B6];[.C6])" office:value-type="float" office:value="1014000" calcext:value-type="float">
            <text:p>1014000</text:p>
          </table:table-cell>
          <table:table-cell table:style-name="ce41" office:value-type="percentage" office:value="0.07" calcext:value-type="percentage">
            <text:p>7%</text:p>
          </table:table-cell>
          <table:table-cell table:style-name="ce46" table:formula="of:=PRODUCT([.D6];[.E6])" office:value-type="float" office:value="70980" calcext:value-type="float">
            <text:p>70980,00</text:p>
          </table:table-cell>
          <table:table-cell table:style-name="ce50" table:formula="of:=SUM([.D6];[.F6])" office:value-type="float" office:value="1084980" calcext:value-type="float">
            <text:p>1084980,00</text:p>
          </table:table-cell>
          <table:table-cell table:number-columns-repeated="1017"/>
        </table:table-row>
        <table:table-row table:style-name="ro7">
          <table:table-cell table:style-name="ce29" office:value-type="string" calcext:value-type="string">
            <text:p>Samochody</text:p>
          </table:table-cell>
          <table:table-cell table:style-name="ce34" office:value-type="float" office:value="234" calcext:value-type="float">
            <text:p>234</text:p>
          </table:table-cell>
          <table:table-cell table:style-name="ce37" office:value-type="float" office:value="60000" calcext:value-type="float">
            <text:p>60000,00</text:p>
          </table:table-cell>
          <table:table-cell table:style-name="ce40" table:formula="of:=PRODUCT([.B7];[.C7])" office:value-type="float" office:value="14040000" calcext:value-type="float">
            <text:p>14040000</text:p>
          </table:table-cell>
          <table:table-cell table:style-name="ce42" office:value-type="percentage" office:value="0.22" calcext:value-type="percentage">
            <text:p>22%</text:p>
          </table:table-cell>
          <table:table-cell table:style-name="ce46" table:formula="of:=PRODUCT([.D7];[.E7])" office:value-type="float" office:value="3088800" calcext:value-type="float">
            <text:p>3088800,00</text:p>
          </table:table-cell>
          <table:table-cell table:style-name="ce50" table:formula="of:=SUM([.D7];[.F7])" office:value-type="float" office:value="17128800" calcext:value-type="float">
            <text:p>17128800,00</text:p>
          </table:table-cell>
          <table:table-cell table:number-columns-repeated="1017"/>
        </table:table-row>
        <table:table-row table:style-name="ro7">
          <table:table-cell table:style-name="ce29" office:value-type="string" calcext:value-type="string">
            <text:p>Warzywa</text:p>
          </table:table-cell>
          <table:table-cell table:style-name="ce34" office:value-type="float" office:value="14563" calcext:value-type="float">
            <text:p>14563</text:p>
          </table:table-cell>
          <table:table-cell table:style-name="ce37" office:value-type="float" office:value="3.65" calcext:value-type="float">
            <text:p>3,65</text:p>
          </table:table-cell>
          <table:table-cell table:style-name="ce40" table:formula="of:=PRODUCT([.B8];[.C8])" office:value-type="float" office:value="53154.95" calcext:value-type="float">
            <text:p>53155</text:p>
          </table:table-cell>
          <table:table-cell table:style-name="ce42" office:value-type="percentage" office:value="0" calcext:value-type="percentage">
            <text:p>0%</text:p>
          </table:table-cell>
          <table:table-cell table:style-name="ce46" table:formula="of:=PRODUCT([.D8];[.E8])" office:value-type="float" office:value="0" calcext:value-type="float">
            <text:p>0,00</text:p>
          </table:table-cell>
          <table:table-cell table:style-name="ce50" table:formula="of:=SUM([.D8];[.F8])" office:value-type="float" office:value="53154.95" calcext:value-type="float">
            <text:p>53154,95</text:p>
          </table:table-cell>
          <table:table-cell table:number-columns-repeated="1017"/>
        </table:table-row>
        <table:table-row table:style-name="ro7">
          <table:table-cell table:style-name="ce29" office:value-type="string" calcext:value-type="string">
            <text:p>Książki</text:p>
          </table:table-cell>
          <table:table-cell table:style-name="ce34" office:value-type="float" office:value="2345" calcext:value-type="float">
            <text:p>2345</text:p>
          </table:table-cell>
          <table:table-cell table:style-name="ce37" office:value-type="float" office:value="123.56" calcext:value-type="float">
            <text:p>123,56</text:p>
          </table:table-cell>
          <table:table-cell table:style-name="ce40" table:formula="of:=PRODUCT([.B9];[.C9])" office:value-type="float" office:value="289748.2" calcext:value-type="float">
            <text:p>289748</text:p>
          </table:table-cell>
          <table:table-cell table:style-name="ce42" office:value-type="percentage" office:value="0" calcext:value-type="percentage">
            <text:p>0%</text:p>
          </table:table-cell>
          <table:table-cell table:style-name="ce46" table:formula="of:=PRODUCT([.D9];[.E9])" office:value-type="float" office:value="0" calcext:value-type="float">
            <text:p>0,00</text:p>
          </table:table-cell>
          <table:table-cell table:style-name="ce50" table:formula="of:=SUM([.D9];[.F9])" office:value-type="float" office:value="289748.2" calcext:value-type="float">
            <text:p>289748,20</text:p>
          </table:table-cell>
          <table:table-cell table:number-columns-repeated="1017"/>
        </table:table-row>
        <table:table-row table:style-name="ro7">
          <table:table-cell table:style-name="ce29" office:value-type="string" calcext:value-type="string">
            <text:p>Meble</text:p>
          </table:table-cell>
          <table:table-cell table:style-name="ce34" office:value-type="float" office:value="987" calcext:value-type="float">
            <text:p>987</text:p>
          </table:table-cell>
          <table:table-cell table:style-name="ce37" office:value-type="float" office:value="4000.45" calcext:value-type="float">
            <text:p>4000,45</text:p>
          </table:table-cell>
          <table:table-cell table:style-name="ce40" table:formula="of:=PRODUCT([.B10];[.C10])" office:value-type="float" office:value="3948444.15" calcext:value-type="float">
            <text:p>3948444</text:p>
          </table:table-cell>
          <table:table-cell table:style-name="ce42" office:value-type="percentage" office:value="0.22" calcext:value-type="percentage">
            <text:p>22%</text:p>
          </table:table-cell>
          <table:table-cell table:style-name="ce46" table:formula="of:=PRODUCT([.D10];[.E10])" office:value-type="float" office:value="868657.713" calcext:value-type="float">
            <text:p>868657,71</text:p>
          </table:table-cell>
          <table:table-cell table:style-name="ce50" table:formula="of:=SUM([.D10];[.F10])" office:value-type="float" office:value="4817101.863" calcext:value-type="float">
            <text:p>4817101,86</text:p>
          </table:table-cell>
          <table:table-cell table:number-columns-repeated="1017"/>
        </table:table-row>
        <table:table-row table:style-name="ro7">
          <table:table-cell table:style-name="ce30" office:value-type="string" calcext:value-type="string">
            <text:p>Glazura</text:p>
          </table:table-cell>
          <table:table-cell table:style-name="ce35" office:value-type="float" office:value="165478" calcext:value-type="float">
            <text:p>165478</text:p>
          </table:table-cell>
          <table:table-cell table:style-name="ce37" office:value-type="float" office:value="23.56" calcext:value-type="float">
            <text:p>23,56</text:p>
          </table:table-cell>
          <table:table-cell table:style-name="ce40" table:formula="of:=PRODUCT([.B11];[.C11])" office:value-type="float" office:value="3898661.68" calcext:value-type="float">
            <text:p>3898662</text:p>
          </table:table-cell>
          <table:table-cell table:style-name="ce42" office:value-type="percentage" office:value="0.07" calcext:value-type="percentage">
            <text:p>7%</text:p>
          </table:table-cell>
          <table:table-cell table:style-name="ce46" table:formula="of:=PRODUCT([.D11];[.E11])" office:value-type="float" office:value="272906.3176" calcext:value-type="float">
            <text:p>272906,32</text:p>
          </table:table-cell>
          <table:table-cell table:style-name="ce50" table:formula="of:=SUM([.D11];[.F11])" office:value-type="float" office:value="4171567.9976" calcext:value-type="float">
            <text:p>4171568,00</text:p>
          </table:table-cell>
          <table:table-cell table:number-columns-repeated="1017"/>
        </table:table-row>
        <table:table-row table:style-name="ro7">
          <table:table-cell table:style-name="ce11" table:number-columns-repeated="2"/>
          <table:table-cell table:style-name="ce38" office:value-type="string" calcext:value-type="string">
            <text:p>Razem :</text:p>
          </table:table-cell>
          <table:table-cell table:style-name="ce40" table:formula="of:=SUM([.D6:.D11])" office:value-type="float" office:value="23244008.98" calcext:value-type="float">
            <text:p>23244009</text:p>
          </table:table-cell>
          <table:table-cell table:style-name="ce43" office:value-type="string" calcext:value-type="string">
            <text:p>Wartość podatku :</text:p>
          </table:table-cell>
          <table:table-cell table:style-name="ce46" table:formula="of:=SUM([.F6:.F11])" office:value-type="float" office:value="4301344.0306" calcext:value-type="float">
            <text:p>4301344,03</text:p>
          </table:table-cell>
          <table:table-cell table:style-name="ce50" table:formula="of:=SUM([.D12];[.F12])" office:value-type="float" office:value="27545353.0106" calcext:value-type="float">
            <text:p>27545353,01</text:p>
          </table:table-cell>
          <table:table-cell table:number-columns-repeated="1017"/>
        </table:table-row>
        <table:table-row table:style-name="ro1">
          <table:table-cell table:style-name="ce11" table:number-columns-repeated="4"/>
          <table:table-cell table:style-name="ce44" office:value-type="string" calcext:value-type="string">
            <text:p>w tym <text:s text:c="2"/>7 % :</text:p>
          </table:table-cell>
          <table:table-cell table:style-name="ce47" table:formula="of:=SUMIF([.E6:.E11];0.07;[.F6:.F11])" office:value-type="float" office:value="343886.3176" calcext:value-type="float">
            <text:p>343886,3176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11" table:number-columns-repeated="4"/>
          <table:table-cell table:style-name="ce45" office:value-type="string" calcext:value-type="string">
            <text:p>w tym 22 %:</text:p>
          </table:table-cell>
          <table:table-cell table:style-name="ce48" table:formula="of:=SUMIF([.E6:.E11];0.22;[.F6:.F11])" office:value-type="float" office:value="3957457.713" calcext:value-type="float">
            <text:p>3957457,713</text:p>
          </table:table-cell>
          <table:table-cell table:style-name="ce11"/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EŻELI5" table:style-name="ta5">
        <office:forms form:automatic-focus="false" form:apply-design-mode="false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Default"/>
        <table:table-column table:style-name="co28" table:default-cell-style-name="ce1"/>
        <table:table-column table:style-name="co1" table:default-cell-style-name="Default"/>
        <table:table-column table:style-name="co25" table:default-cell-style-name="ce1"/>
        <table:table-column table:style-name="co29" table:default-cell-style-name="ce1"/>
        <table:table-column table:style-name="co1" table:number-columns-repeated="1016" table:default-cell-style-name="Default"/>
        <table:table-row table:style-name="ro1">
          <table:table-cell table:number-columns-repeated="6"/>
          <table:table-cell table:style-name="ce55" office:value-type="string" calcext:value-type="string" table:number-columns-spanned="2" table:number-rows-spanned="1">
            <text:p>staż</text:p>
          </table:table-cell>
          <table:covered-table-cell table:style-name="ce55"/>
          <table:table-cell table:number-columns-repeated="1016"/>
        </table:table-row>
        <table:table-row table:style-name="ro1">
          <table:table-cell table:style-name="ce25" office:value-type="string" calcext:value-type="string">
            <text:p>nazwisko</text:p>
          </table:table-cell>
          <table:table-cell table:style-name="ce25" office:value-type="string" calcext:value-type="string">
            <text:p>zasadnicza</text:p>
          </table:table-cell>
          <table:table-cell table:style-name="ce25" office:value-type="string" calcext:value-type="string">
            <text:p>staż</text:p>
          </table:table-cell>
          <table:table-cell table:style-name="ce25" office:value-type="string" calcext:value-type="string">
            <text:p>%premii</text:p>
          </table:table-cell>
          <table:table-cell table:style-name="ce25" office:value-type="string" calcext:value-type="string">
            <text:p>wynagrodzenie</text:p>
          </table:table-cell>
          <table:table-cell/>
          <table:table-cell table:style-name="ce56" office:value-type="string" calcext:value-type="string">
            <text:p>OD 0-10</text:p>
          </table:table-cell>
          <table:table-cell table:style-name="ce57" office:value-type="percentage" office:value="0.05" calcext:value-type="percentage">
            <text:p>5%</text:p>
          </table:table-cell>
          <table:table-cell table:number-columns-repeated="1016"/>
        </table:table-row>
        <table:table-row table:style-name="ro7">
          <table:table-cell table:style-name="ce51" office:value-type="string" calcext:value-type="string">
            <text:p>Frankowski</text:p>
          </table:table-cell>
          <table:table-cell table:style-name="ce52" office:value-type="float" office:value="1000" calcext:value-type="float">
            <text:p><text:s/>1 000 zł </text:p>
          </table:table-cell>
          <table:table-cell table:style-name="ce21" office:value-type="float" office:value="11" calcext:value-type="float">
            <text:p>11</text:p>
          </table:table-cell>
          <table:table-cell table:style-name="ce53" table:formula="of:=IF([.C3]&gt;15;[.B3]*[.H$4];IF([.C3]&gt;10;[.B3]*[.H$3];IF([.C3]&gt;-1;[.B3]*[.H$2];&quot;błędne dane&quot;)))" office:value-type="currency" office:currency="PLN" office:value="80" calcext:value-type="currency">
            <text:p>80,00 zł</text:p>
          </table:table-cell>
          <table:table-cell table:style-name="ce54" table:formula="of:=SUM([.$B3];[.$D3])" office:value-type="float" office:value="1080" calcext:value-type="float">
            <text:p><text:s/>1 080 zł </text:p>
          </table:table-cell>
          <table:table-cell/>
          <table:table-cell table:style-name="ce56" office:value-type="string" calcext:value-type="string">
            <text:p>&gt;10 do 15</text:p>
          </table:table-cell>
          <table:table-cell table:style-name="ce57" office:value-type="percentage" office:value="0.08" calcext:value-type="percentage">
            <text:p>8%</text:p>
          </table:table-cell>
          <table:table-cell table:number-columns-repeated="1016"/>
        </table:table-row>
        <table:table-row table:style-name="ro7">
          <table:table-cell table:style-name="ce51" office:value-type="string" calcext:value-type="string">
            <text:p>Pietrzak</text:p>
          </table:table-cell>
          <table:table-cell table:style-name="ce52" office:value-type="float" office:value="1200" calcext:value-type="float">
            <text:p><text:s/>1 200 zł </text:p>
          </table:table-cell>
          <table:table-cell table:style-name="ce21" office:value-type="float" office:value="7" calcext:value-type="float">
            <text:p>7</text:p>
          </table:table-cell>
          <table:table-cell table:style-name="ce53" table:formula="of:=IF([.C4]&gt;15;[.B4]*[.H$4];IF([.C4]&gt;10;[.B4]*[.H$3];IF([.C4]&gt;-1;[.B4]*[.H$2];&quot;błędne dane&quot;)))" office:value-type="currency" office:currency="PLN" office:value="60" calcext:value-type="currency">
            <text:p>60,00 zł</text:p>
          </table:table-cell>
          <table:table-cell table:style-name="ce54" table:formula="of:=SUM([.$B4];[.$D4])" office:value-type="float" office:value="1260" calcext:value-type="float">
            <text:p><text:s/>1 260 zł </text:p>
          </table:table-cell>
          <table:table-cell/>
          <table:table-cell table:style-name="ce56" office:value-type="string" calcext:value-type="string">
            <text:p>powyżej 15</text:p>
          </table:table-cell>
          <table:table-cell table:style-name="ce57" office:value-type="percentage" office:value="0.14" calcext:value-type="percentage">
            <text:p>14%</text:p>
          </table:table-cell>
          <table:table-cell table:number-columns-repeated="1016"/>
        </table:table-row>
        <table:table-row table:style-name="ro7">
          <table:table-cell table:style-name="ce51" office:value-type="string" calcext:value-type="string">
            <text:p>Adamiak</text:p>
          </table:table-cell>
          <table:table-cell table:style-name="ce52" office:value-type="float" office:value="1100" calcext:value-type="float">
            <text:p><text:s/>1 100 zł </text:p>
          </table:table-cell>
          <table:table-cell table:style-name="ce21" office:value-type="float" office:value="12" calcext:value-type="float">
            <text:p>12</text:p>
          </table:table-cell>
          <table:table-cell table:style-name="ce53" table:formula="of:=IF([.C5]&gt;15;[.B5]*[.H$4];IF([.C5]&gt;10;[.B5]*[.H$3];IF([.C5]&gt;-1;[.B5]*[.H$2];&quot;błędne dane&quot;)))" office:value-type="currency" office:currency="PLN" office:value="88" calcext:value-type="currency">
            <text:p>88,00 zł</text:p>
          </table:table-cell>
          <table:table-cell table:style-name="ce54" table:formula="of:=SUM([.$B5];[.$D5])" office:value-type="float" office:value="1188" calcext:value-type="float">
            <text:p><text:s/>1 188 zł </text:p>
          </table:table-cell>
          <table:table-cell table:number-columns-repeated="1019"/>
        </table:table-row>
        <table:table-row table:style-name="ro7">
          <table:table-cell table:style-name="ce51" office:value-type="string" calcext:value-type="string">
            <text:p>Dorg</text:p>
          </table:table-cell>
          <table:table-cell table:style-name="ce52" office:value-type="float" office:value="900" calcext:value-type="float">
            <text:p><text:s/>900 zł </text:p>
          </table:table-cell>
          <table:table-cell table:style-name="ce21" office:value-type="float" office:value="10" calcext:value-type="float">
            <text:p>10</text:p>
          </table:table-cell>
          <table:table-cell table:style-name="ce53" table:formula="of:=IF([.C6]&gt;15;[.B6]*[.H$4];IF([.C6]&gt;10;[.B6]*[.H$3];IF([.C6]&gt;-1;[.B6]*[.H$2];&quot;błędne dane&quot;)))" office:value-type="currency" office:currency="PLN" office:value="45" calcext:value-type="currency">
            <text:p>45,00 zł</text:p>
          </table:table-cell>
          <table:table-cell table:style-name="ce54" table:formula="of:=SUM([.$B6];[.$D6])" office:value-type="float" office:value="945" calcext:value-type="float">
            <text:p><text:s/>945 zł </text:p>
          </table:table-cell>
          <table:table-cell/>
          <table:table-cell>
            <draw:custom-shape table:end-cell-address="JEŻELI5.I12" table:end-x="17.47mm" table:end-y="3.42mm" draw:z-index="0" draw:name="Auto kształt 1" draw:style-name="gr6" draw:text-style-name="P4" svg:width="51.57mm" svg:height="29.87mm" svg:x="0.27mm" svg:y="-1.47mm">
              <text:p text:style-name="P3"><text:span text:style-name="T4">W zależności od długości stażu wylicz wartość premii i wynagrodzenia poszczególnych pracowników.</text:span>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table:table-cell>
          <table:table-cell table:number-columns-repeated="1017"/>
        </table:table-row>
        <table:table-row table:style-name="ro7">
          <table:table-cell table:style-name="ce51" office:value-type="string" calcext:value-type="string">
            <text:p>Berwicki</text:p>
          </table:table-cell>
          <table:table-cell table:style-name="ce52" office:value-type="float" office:value="960" calcext:value-type="float">
            <text:p><text:s/>960 zł </text:p>
          </table:table-cell>
          <table:table-cell table:style-name="ce21" office:value-type="float" office:value="7" calcext:value-type="float">
            <text:p>7</text:p>
          </table:table-cell>
          <table:table-cell table:style-name="ce53" table:formula="of:=IF([.C7]&gt;15;[.B7]*[.H$4];IF([.C7]&gt;10;[.B7]*[.H$3];IF([.C7]&gt;-1;[.B7]*[.H$2];&quot;błędne dane&quot;)))" office:value-type="currency" office:currency="PLN" office:value="48" calcext:value-type="currency">
            <text:p>48,00 zł</text:p>
          </table:table-cell>
          <table:table-cell table:style-name="ce54" table:formula="of:=SUM([.$B7];[.$D7])" office:value-type="float" office:value="1008" calcext:value-type="float">
            <text:p><text:s/>1 008 zł </text:p>
          </table:table-cell>
          <table:table-cell table:number-columns-repeated="1019"/>
        </table:table-row>
        <table:table-row table:style-name="ro7">
          <table:table-cell table:style-name="ce51" office:value-type="string" calcext:value-type="string">
            <text:p>Miller</text:p>
          </table:table-cell>
          <table:table-cell table:style-name="ce52" office:value-type="float" office:value="760" calcext:value-type="float">
            <text:p><text:s/>760 zł </text:p>
          </table:table-cell>
          <table:table-cell table:style-name="ce21" office:value-type="float" office:value="7" calcext:value-type="float">
            <text:p>7</text:p>
          </table:table-cell>
          <table:table-cell table:style-name="ce53" table:formula="of:=IF([.C8]&gt;15;[.B8]*[.H$4];IF([.C8]&gt;10;[.B8]*[.H$3];IF([.C8]&gt;-1;[.B8]*[.H$2];&quot;błędne dane&quot;)))" office:value-type="currency" office:currency="PLN" office:value="38" calcext:value-type="currency">
            <text:p>38,00 zł</text:p>
          </table:table-cell>
          <table:table-cell table:style-name="ce54" table:formula="of:=SUM([.$B8];[.$D8])" office:value-type="float" office:value="798" calcext:value-type="float">
            <text:p><text:s/>798 zł </text:p>
          </table:table-cell>
          <table:table-cell table:number-columns-repeated="1019"/>
        </table:table-row>
        <table:table-row table:style-name="ro7">
          <table:table-cell table:style-name="ce51" office:value-type="string" calcext:value-type="string">
            <text:p>Ruda</text:p>
          </table:table-cell>
          <table:table-cell table:style-name="ce52" office:value-type="float" office:value="1520" calcext:value-type="float">
            <text:p><text:s/>1 520 zł </text:p>
          </table:table-cell>
          <table:table-cell table:style-name="ce21" office:value-type="float" office:value="15" calcext:value-type="float">
            <text:p>15</text:p>
          </table:table-cell>
          <table:table-cell table:style-name="ce53" table:formula="of:=IF([.C9]&gt;15;[.B9]*[.H$4];IF([.C9]&gt;10;[.B9]*[.H$3];IF([.C9]&gt;-1;[.B9]*[.H$2];&quot;błędne dane&quot;)))" office:value-type="currency" office:currency="PLN" office:value="121.6" calcext:value-type="currency">
            <text:p>121,60 zł</text:p>
          </table:table-cell>
          <table:table-cell table:style-name="ce54" table:formula="of:=SUM([.$B9];[.$D9])" office:value-type="float" office:value="1641.6" calcext:value-type="float">
            <text:p><text:s/>1 642 zł </text:p>
          </table:table-cell>
          <table:table-cell table:number-columns-repeated="1019"/>
        </table:table-row>
        <table:table-row table:style-name="ro7">
          <table:table-cell table:style-name="ce51" office:value-type="string" calcext:value-type="string">
            <text:p>Welicki</text:p>
          </table:table-cell>
          <table:table-cell table:style-name="ce52" office:value-type="float" office:value="1400" calcext:value-type="float">
            <text:p><text:s/>1 400 zł </text:p>
          </table:table-cell>
          <table:table-cell table:style-name="ce21" office:value-type="float" office:value="12" calcext:value-type="float">
            <text:p>12</text:p>
          </table:table-cell>
          <table:table-cell table:style-name="ce53" table:formula="of:=IF([.C10]&gt;15;[.B10]*[.H$4];IF([.C10]&gt;10;[.B10]*[.H$3];IF([.C10]&gt;-1;[.B10]*[.H$2];&quot;błędne dane&quot;)))" office:value-type="currency" office:currency="PLN" office:value="112" calcext:value-type="currency">
            <text:p>112,00 zł</text:p>
          </table:table-cell>
          <table:table-cell table:style-name="ce54" table:formula="of:=SUM([.$B10];[.$D10])" office:value-type="float" office:value="1512" calcext:value-type="float">
            <text:p><text:s/>1 512 zł </text:p>
          </table:table-cell>
          <table:table-cell table:number-columns-repeated="1019"/>
        </table:table-row>
        <table:table-row table:style-name="ro7">
          <table:table-cell table:style-name="ce51" office:value-type="string" calcext:value-type="string">
            <text:p>Kania</text:p>
          </table:table-cell>
          <table:table-cell table:style-name="ce52" office:value-type="float" office:value="1365" calcext:value-type="float">
            <text:p><text:s/>1 365 zł </text:p>
          </table:table-cell>
          <table:table-cell table:style-name="ce21" office:value-type="float" office:value="17" calcext:value-type="float">
            <text:p>17</text:p>
          </table:table-cell>
          <table:table-cell table:style-name="ce53" table:formula="of:=IF([.C11]&gt;15;[.B11]*[.H$4];IF([.C11]&gt;10;[.B11]*[.H$3];IF([.C11]&gt;-1;[.B11]*[.H$2];&quot;błędne dane&quot;)))" office:value-type="currency" office:currency="PLN" office:value="191.1" calcext:value-type="currency">
            <text:p>191,10 zł</text:p>
          </table:table-cell>
          <table:table-cell table:style-name="ce54" table:formula="of:=SUM([.$B11];[.$D11])" office:value-type="float" office:value="1556.1" calcext:value-type="float">
            <text:p><text:s/>1 556 zł </text:p>
          </table:table-cell>
          <table:table-cell table:number-columns-repeated="1019"/>
        </table:table-row>
        <table:table-row table:style-name="ro7">
          <table:table-cell table:style-name="ce51" office:value-type="string" calcext:value-type="string">
            <text:p>Czowski</text:p>
          </table:table-cell>
          <table:table-cell table:style-name="ce52" office:value-type="float" office:value="1255" calcext:value-type="float">
            <text:p><text:s/>1 255 zł </text:p>
          </table:table-cell>
          <table:table-cell table:style-name="ce21" office:value-type="float" office:value="13" calcext:value-type="float">
            <text:p>13</text:p>
          </table:table-cell>
          <table:table-cell table:style-name="ce53" table:formula="of:=IF([.C12]&gt;15;[.B12]*[.H$4];IF([.C12]&gt;10;[.B12]*[.H$3];IF([.C12]&gt;-1;[.B12]*[.H$2];&quot;błędne dane&quot;)))" office:value-type="currency" office:currency="PLN" office:value="100.4" calcext:value-type="currency">
            <text:p>100,40 zł</text:p>
          </table:table-cell>
          <table:table-cell table:style-name="ce54" table:formula="of:=SUM([.$B12];[.$D12])" office:value-type="float" office:value="1355.4" calcext:value-type="float">
            <text:p><text:s/>1 355 zł </text:p>
          </table:table-cell>
          <table:table-cell table:number-columns-repeated="1019"/>
        </table:table-row>
        <table:table-row table:style-name="ro7">
          <table:table-cell table:style-name="ce51" office:value-type="string" calcext:value-type="string">
            <text:p>Lin</text:p>
          </table:table-cell>
          <table:table-cell table:style-name="ce52" office:value-type="float" office:value="1455" calcext:value-type="float">
            <text:p><text:s/>1 455 zł </text:p>
          </table:table-cell>
          <table:table-cell table:style-name="ce21" office:value-type="float" office:value="12" calcext:value-type="float">
            <text:p>12</text:p>
          </table:table-cell>
          <table:table-cell table:style-name="ce53" table:formula="of:=IF([.C13]&gt;15;[.B13]*[.H$4];IF([.C13]&gt;10;[.B13]*[.H$3];IF([.C13]&gt;-1;[.B13]*[.H$2];&quot;błędne dane&quot;)))" office:value-type="currency" office:currency="PLN" office:value="116.4" calcext:value-type="currency">
            <text:p>116,40 zł</text:p>
          </table:table-cell>
          <table:table-cell table:style-name="ce54" table:formula="of:=SUM([.$B13];[.$D13])" office:value-type="float" office:value="1571.4" calcext:value-type="float">
            <text:p><text:s/>1 571 zł </text:p>
          </table:table-cell>
          <table:table-cell table:number-columns-repeated="1019"/>
        </table:table-row>
        <table:table-row table:style-name="ro7">
          <table:table-cell table:style-name="ce51" office:value-type="string" calcext:value-type="string">
            <text:p>Alkowski</text:p>
          </table:table-cell>
          <table:table-cell table:style-name="ce52" office:value-type="float" office:value="1478" calcext:value-type="float">
            <text:p><text:s/>1 478 zł </text:p>
          </table:table-cell>
          <table:table-cell table:style-name="ce21" office:value-type="float" office:value="10" calcext:value-type="float">
            <text:p>10</text:p>
          </table:table-cell>
          <table:table-cell table:style-name="ce53" table:formula="of:=IF([.C14]&gt;15;[.B14]*[.H$4];IF([.C14]&gt;10;[.B14]*[.H$3];IF([.C14]&gt;-1;[.B14]*[.H$2];&quot;błędne dane&quot;)))" office:value-type="currency" office:currency="PLN" office:value="73.9" calcext:value-type="currency">
            <text:p>73,90 zł</text:p>
          </table:table-cell>
          <table:table-cell table:style-name="ce54" table:formula="of:=SUM([.$B14];[.$D14])" office:value-type="float" office:value="1551.9" calcext:value-type="float">
            <text:p><text:s/>1 552 zł </text:p>
          </table:table-cell>
          <table:table-cell table:number-columns-repeated="1019"/>
        </table:table-row>
        <table:table-row table:style-name="ro7">
          <table:table-cell table:style-name="ce51" office:value-type="string" calcext:value-type="string">
            <text:p>Martin</text:p>
          </table:table-cell>
          <table:table-cell table:style-name="ce52" office:value-type="float" office:value="1200" calcext:value-type="float">
            <text:p><text:s/>1 200 zł </text:p>
          </table:table-cell>
          <table:table-cell table:style-name="ce21" office:value-type="float" office:value="6" calcext:value-type="float">
            <text:p>6</text:p>
          </table:table-cell>
          <table:table-cell table:style-name="ce53" table:formula="of:=IF([.C15]&gt;15;[.B15]*[.H$4];IF([.C15]&gt;10;[.B15]*[.H$3];IF([.C15]&gt;-1;[.B15]*[.H$2];&quot;błędne dane&quot;)))" office:value-type="currency" office:currency="PLN" office:value="60" calcext:value-type="currency">
            <text:p>60,00 zł</text:p>
          </table:table-cell>
          <table:table-cell table:style-name="ce54" table:formula="of:=SUM([.$B15];[.$D15])" office:value-type="float" office:value="1260" calcext:value-type="float">
            <text:p><text:s/>1 260 zł </text:p>
          </table:table-cell>
          <table:table-cell table:number-columns-repeated="1019"/>
        </table:table-row>
        <table:table-row table:style-name="ro7">
          <table:table-cell table:style-name="ce51" office:value-type="string" calcext:value-type="string">
            <text:p>Miller</text:p>
          </table:table-cell>
          <table:table-cell table:style-name="ce52" office:value-type="float" office:value="1000" calcext:value-type="float">
            <text:p><text:s/>1 000 zł </text:p>
          </table:table-cell>
          <table:table-cell table:style-name="ce21" office:value-type="float" office:value="5" calcext:value-type="float">
            <text:p>5</text:p>
          </table:table-cell>
          <table:table-cell table:style-name="ce53" table:formula="of:=IF([.C16]&gt;15;[.B16]*[.H$4];IF([.C16]&gt;10;[.B16]*[.H$3];IF([.C16]&gt;-1;[.B16]*[.H$2];&quot;błędne dane&quot;)))" office:value-type="currency" office:currency="PLN" office:value="50" calcext:value-type="currency">
            <text:p>50,00 zł</text:p>
          </table:table-cell>
          <table:table-cell table:style-name="ce54" table:formula="of:=SUM([.$B16];[.$D16])" office:value-type="float" office:value="1050" calcext:value-type="float">
            <text:p><text:s/>1 050 zł </text:p>
          </table:table-cell>
          <table:table-cell table:number-columns-repeated="1019"/>
        </table:table-row>
        <table:table-row table:style-name="ro7">
          <table:table-cell table:style-name="ce51" office:value-type="string" calcext:value-type="string">
            <text:p>Leski</text:p>
          </table:table-cell>
          <table:table-cell table:style-name="ce52" office:value-type="float" office:value="980" calcext:value-type="float">
            <text:p><text:s/>980 zł </text:p>
          </table:table-cell>
          <table:table-cell table:style-name="ce21" office:value-type="float" office:value="12" calcext:value-type="float">
            <text:p>12</text:p>
          </table:table-cell>
          <table:table-cell table:style-name="ce53" table:formula="of:=IF([.C17]&gt;15;[.B17]*[.H$4];IF([.C17]&gt;10;[.B17]*[.H$3];IF([.C17]&gt;-1;[.B17]*[.H$2];&quot;błędne dane&quot;)))" office:value-type="currency" office:currency="PLN" office:value="78.4" calcext:value-type="currency">
            <text:p>78,40 zł</text:p>
          </table:table-cell>
          <table:table-cell table:style-name="ce54" table:formula="of:=SUM([.$B17];[.$D17])" office:value-type="float" office:value="1058.4" calcext:value-type="float">
            <text:p><text:s/>1 058 zł </text:p>
          </table:table-cell>
          <table:table-cell table:number-columns-repeated="1019"/>
        </table:table-row>
        <table:table-row table:style-name="ro7">
          <table:table-cell table:style-name="ce51" office:value-type="string" calcext:value-type="string">
            <text:p>Abramowicz</text:p>
          </table:table-cell>
          <table:table-cell table:style-name="ce52" office:value-type="float" office:value="950" calcext:value-type="float">
            <text:p><text:s/>950 zł </text:p>
          </table:table-cell>
          <table:table-cell table:style-name="ce21" office:value-type="float" office:value="18" calcext:value-type="float">
            <text:p>18</text:p>
          </table:table-cell>
          <table:table-cell table:style-name="ce53" table:formula="of:=IF([.C18]&gt;15;[.B18]*[.H$4];IF([.C18]&gt;10;[.B18]*[.H$3];IF([.C18]&gt;-1;[.B18]*[.H$2];&quot;błędne dane&quot;)))" office:value-type="currency" office:currency="PLN" office:value="133" calcext:value-type="currency">
            <text:p>133,00 zł</text:p>
          </table:table-cell>
          <table:table-cell table:style-name="ce54" table:formula="of:=SUM([.$B18];[.$D18])" office:value-type="float" office:value="1083" calcext:value-type="float">
            <text:p><text:s/>1 083 zł </text:p>
          </table:table-cell>
          <table:table-cell table:number-columns-repeated="1019"/>
        </table:table-row>
        <table:table-row table:style-name="ro7">
          <table:table-cell table:style-name="ce51" office:value-type="string" calcext:value-type="string">
            <text:p>Baton</text:p>
          </table:table-cell>
          <table:table-cell table:style-name="ce52" office:value-type="float" office:value="1655" calcext:value-type="float">
            <text:p><text:s/>1 655 zł </text:p>
          </table:table-cell>
          <table:table-cell table:style-name="ce21" office:value-type="float" office:value="6" calcext:value-type="float">
            <text:p>6</text:p>
          </table:table-cell>
          <table:table-cell table:style-name="ce53" table:formula="of:=IF([.C19]&gt;15;[.B19]*[.H$4];IF([.C19]&gt;10;[.B19]*[.H$3];IF([.C19]&gt;-1;[.B19]*[.H$2];&quot;błędne dane&quot;)))" office:value-type="currency" office:currency="PLN" office:value="82.75" calcext:value-type="currency">
            <text:p>82,75 zł</text:p>
          </table:table-cell>
          <table:table-cell table:style-name="ce54" table:formula="of:=SUM([.$B19];[.$D19])" office:value-type="float" office:value="1737.75" calcext:value-type="float">
            <text:p><text:s/>1 738 zł </text:p>
          </table:table-cell>
          <table:table-cell table:number-columns-repeated="1019"/>
        </table:table-row>
        <table:table-row table:style-name="ro7">
          <table:table-cell table:style-name="ce51" office:value-type="string" calcext:value-type="string">
            <text:p>Goldberg</text:p>
          </table:table-cell>
          <table:table-cell table:style-name="ce52" office:value-type="float" office:value="1364" calcext:value-type="float">
            <text:p><text:s/>1 364 zł </text:p>
          </table:table-cell>
          <table:table-cell table:style-name="ce21" office:value-type="float" office:value="8" calcext:value-type="float">
            <text:p>8</text:p>
          </table:table-cell>
          <table:table-cell table:style-name="ce53" table:formula="of:=IF([.C20]&gt;15;[.B20]*[.H$4];IF([.C20]&gt;10;[.B20]*[.H$3];IF([.C20]&gt;-1;[.B20]*[.H$2];&quot;błędne dane&quot;)))" office:value-type="currency" office:currency="PLN" office:value="68.2" calcext:value-type="currency">
            <text:p>68,20 zł</text:p>
          </table:table-cell>
          <table:table-cell table:style-name="ce54" table:formula="of:=SUM([.$B20];[.$D20])" office:value-type="float" office:value="1432.2" calcext:value-type="float">
            <text:p><text:s/>1 432 zł 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EŻELI6" table:style-name="ta6">
        <office:forms form:automatic-focus="false" form:apply-design-mode="false"/>
        <table:table-column table:style-name="co30" table:default-cell-style-name="ce1"/>
        <table:table-column table:style-name="co1" table:default-cell-style-name="Default"/>
        <table:table-column table:style-name="co31" table:default-cell-style-name="ce1"/>
        <table:table-column table:style-name="co32" table:default-cell-style-name="ce1"/>
        <table:table-column table:style-name="co7" table:number-columns-repeated="2" table:default-cell-style-name="ce1"/>
        <table:table-column table:style-name="co1" table:default-cell-style-name="Default"/>
        <table:table-column table:style-name="co33" table:default-cell-style-name="ce1"/>
        <table:table-column table:style-name="co34" table:default-cell-style-name="ce1"/>
        <table:table-column table:style-name="co28" table:default-cell-style-name="ce1"/>
        <table:table-column table:style-name="co1" table:number-columns-repeated="1014" table:default-cell-style-name="Default"/>
        <table:table-row table:style-name="ro9">
          <table:table-cell table:style-name="ce58" table:number-columns-repeated="3"/>
          <table:table-cell table:style-name="ce64"/>
          <table:table-cell table:style-name="ce58"/>
          <table:table-cell table:style-name="ce70"/>
          <table:table-cell table:number-columns-repeated="1018"/>
        </table:table-row>
        <table:table-row table:style-name="ro10">
          <table:table-cell table:style-name="ce59" office:value-type="string" calcext:value-type="string">
            <text:p>Nazwisko</text:p>
          </table:table-cell>
          <table:table-cell table:style-name="ce59" office:value-type="string" calcext:value-type="string">
            <text:p>Imię</text:p>
          </table:table-cell>
          <table:table-cell table:style-name="ce59" office:value-type="string" calcext:value-type="string">
            <text:p>Stanowisko</text:p>
          </table:table-cell>
          <table:table-cell table:style-name="ce65" office:value-type="string" calcext:value-type="string">
            <text:p>Wynagrodzenie</text:p>
          </table:table-cell>
          <table:table-cell table:style-name="ce59" office:value-type="string" calcext:value-type="string">
            <text:p>Data ur.</text:p>
          </table:table-cell>
          <table:table-cell table:style-name="ce71" office:value-type="string" calcext:value-type="string">
            <text:p>Data zat.</text:p>
          </table:table-cell>
          <table:table-cell table:style-name="ce72" office:value-type="string" calcext:value-type="string">
            <text:p>Wiek</text:p>
          </table:table-cell>
          <table:table-cell table:style-name="ce74" office:value-type="string" calcext:value-type="string">
            <text:p>Lata </text:p>
            <text:p>przepracowane</text:p>
          </table:table-cell>
          <table:table-cell table:style-name="ce76" office:value-type="string" calcext:value-type="string">
            <text:p>Premia</text:p>
          </table:table-cell>
          <table:table-cell table:style-name="ce78" office:value-type="string" calcext:value-type="string">
            <text:p>Wynagrodzenie</text:p>
            <text:p>+ premia</text:p>
          </table:table-cell>
          <table:table-cell table:number-columns-repeated="1014"/>
        </table:table-row>
        <table:table-row table:style-name="ro7">
          <table:table-cell table:style-name="ce60" office:value-type="string" calcext:value-type="string">
            <text:p>Frankowski</text:p>
          </table:table-cell>
          <table:table-cell table:style-name="ce60" office:value-type="string" calcext:value-type="string">
            <text:p>Leon</text:p>
          </table:table-cell>
          <table:table-cell table:style-name="ce60" office:value-type="string" calcext:value-type="string">
            <text:p>Asyst. Księg.</text:p>
          </table:table-cell>
          <table:table-cell table:style-name="ce66" office:value-type="float" office:value="2887.95" calcext:value-type="float">
            <text:p>2 888 zł</text:p>
          </table:table-cell>
          <table:table-cell table:style-name="ce68" office:value-type="date" office:date-value="1972-09-28" calcext:value-type="date">
            <text:p>28.09.1972</text:p>
          </table:table-cell>
          <table:table-cell table:style-name="ce68" office:value-type="date" office:date-value="1991-05-07" calcext:value-type="date">
            <text:p>7.05.1991</text:p>
          </table:table-cell>
          <table:table-cell table:style-name="ce73" table:formula="of:=([.$B$22]-[.E3])/365" office:value-type="float" office:value="44.5494252141992" calcext:value-type="float">
            <text:p>45</text:p>
          </table:table-cell>
          <table:table-cell table:style-name="ce75" table:formula="of:=([.$B$22]-[.F3])/365" office:value-type="float" office:value="25.9329868580348" calcext:value-type="float">
            <text:p>26</text:p>
          </table:table-cell>
          <table:table-cell table:style-name="ce77" table:formula="of:=IF([.H3]&gt;25;[.D3]*0.15;0)" office:value-type="currency" office:currency="PLN" office:value="433.1925" calcext:value-type="currency">
            <text:p>433,19 zł</text:p>
          </table:table-cell>
          <table:table-cell table:style-name="ce79" table:formula="of:=SUM([.D3];[.I3])" office:value-type="currency" office:currency="PLN" office:value="3321.1425" calcext:value-type="currency">
            <text:p>3 321,14 zł</text:p>
          </table:table-cell>
          <table:table-cell table:number-columns-repeated="1014"/>
        </table:table-row>
        <table:table-row table:style-name="ro9">
          <table:table-cell table:style-name="ce61" office:value-type="string" calcext:value-type="string">
            <text:p>Pietrzak</text:p>
          </table:table-cell>
          <table:table-cell table:style-name="ce61" office:value-type="string" calcext:value-type="string">
            <text:p>Robert</text:p>
          </table:table-cell>
          <table:table-cell table:style-name="ce61" office:value-type="string" calcext:value-type="string">
            <text:p>St. Asyst. Admin.</text:p>
          </table:table-cell>
          <table:table-cell table:style-name="ce67" office:value-type="float" office:value="3035.88" calcext:value-type="float">
            <text:p>3 036 zł</text:p>
          </table:table-cell>
          <table:table-cell table:style-name="ce69" office:value-type="date" office:date-value="1970-10-09" calcext:value-type="date">
            <text:p>9.10.1970</text:p>
          </table:table-cell>
          <table:table-cell table:style-name="ce69" office:value-type="date" office:date-value="1991-04-29" calcext:value-type="date">
            <text:p>29.04.1991</text:p>
          </table:table-cell>
          <table:table-cell table:style-name="ce73" table:formula="of:=([.$B$22]-[.E4])/365" office:value-type="float" office:value="46.5220279539253" calcext:value-type="float">
            <text:p>47</text:p>
          </table:table-cell>
          <table:table-cell table:style-name="ce75" table:formula="of:=([.$B$22]-[.F4])/365" office:value-type="float" office:value="25.954904666254" calcext:value-type="float">
            <text:p>26</text:p>
          </table:table-cell>
          <table:table-cell table:style-name="ce77" table:formula="of:=IF([.H4]&gt;25;[.D4]*0.15;0)" office:value-type="currency" office:currency="PLN" office:value="455.382" calcext:value-type="currency">
            <text:p>455,38 zł</text:p>
          </table:table-cell>
          <table:table-cell table:style-name="ce79" table:formula="of:=SUM([.D4];[.I4])" office:value-type="currency" office:currency="PLN" office:value="3491.262" calcext:value-type="currency">
            <text:p>3 491,26 zł</text:p>
          </table:table-cell>
          <table:table-cell table:number-columns-repeated="1014"/>
        </table:table-row>
        <table:table-row table:style-name="ro7">
          <table:table-cell table:style-name="ce61" office:value-type="string" calcext:value-type="string">
            <text:p>Adamiak</text:p>
          </table:table-cell>
          <table:table-cell table:style-name="ce61" office:value-type="string" calcext:value-type="string">
            <text:p>Tomasz</text:p>
          </table:table-cell>
          <table:table-cell table:style-name="ce61" office:value-type="string" calcext:value-type="string">
            <text:p>St. Asyst. Admin.</text:p>
          </table:table-cell>
          <table:table-cell table:style-name="ce67" office:value-type="float" office:value="3135.88" calcext:value-type="float">
            <text:p>3 136 zł</text:p>
          </table:table-cell>
          <table:table-cell table:style-name="ce69" office:value-type="date" office:date-value="1970-07-08" calcext:value-type="date">
            <text:p>8.07.1970</text:p>
          </table:table-cell>
          <table:table-cell table:style-name="ce69" office:value-type="date" office:date-value="1991-04-10" calcext:value-type="date">
            <text:p>10.04.1991</text:p>
          </table:table-cell>
          <table:table-cell table:style-name="ce73" table:formula="of:=([.$B$22]-[.E5])/365" office:value-type="float" office:value="46.7768224744732" calcext:value-type="float">
            <text:p>47</text:p>
          </table:table-cell>
          <table:table-cell table:style-name="ce75" table:formula="of:=([.$B$22]-[.F5])/365" office:value-type="float" office:value="26.0069594607746" calcext:value-type="float">
            <text:p>26</text:p>
          </table:table-cell>
          <table:table-cell table:style-name="ce77" table:formula="of:=IF([.H5]&gt;25;[.D5]*0.15;0)" office:value-type="currency" office:currency="PLN" office:value="470.382" calcext:value-type="currency">
            <text:p>470,38 zł</text:p>
          </table:table-cell>
          <table:table-cell table:style-name="ce79" table:formula="of:=SUM([.D5];[.I5])" office:value-type="currency" office:currency="PLN" office:value="3606.262" calcext:value-type="currency">
            <text:p>3 606,26 zł</text:p>
          </table:table-cell>
          <table:table-cell table:number-columns-repeated="1014"/>
        </table:table-row>
        <table:table-row table:style-name="ro7">
          <table:table-cell table:style-name="ce61" office:value-type="string" calcext:value-type="string">
            <text:p>Dorg</text:p>
          </table:table-cell>
          <table:table-cell table:style-name="ce61" office:value-type="string" calcext:value-type="string">
            <text:p>Jarek</text:p>
          </table:table-cell>
          <table:table-cell table:style-name="ce61" office:value-type="string" calcext:value-type="string">
            <text:p>Inżynier informatyk</text:p>
          </table:table-cell>
          <table:table-cell table:style-name="ce67" office:value-type="float" office:value="5002.05" calcext:value-type="float">
            <text:p>5 002 zł</text:p>
          </table:table-cell>
          <table:table-cell table:style-name="ce69" office:value-type="date" office:date-value="1970-07-12" calcext:value-type="date">
            <text:p>12.07.1970</text:p>
          </table:table-cell>
          <table:table-cell table:style-name="ce69" office:value-type="date" office:date-value="1992-10-13" calcext:value-type="date">
            <text:p>13.10.1992</text:p>
          </table:table-cell>
          <table:table-cell table:style-name="ce73" table:formula="of:=([.$B$22]-[.E6])/365" office:value-type="float" office:value="46.7658635703636" calcext:value-type="float">
            <text:p>47</text:p>
          </table:table-cell>
          <table:table-cell table:style-name="ce75" table:formula="of:=([.$B$22]-[.F6])/365" office:value-type="float" office:value="24.4946306936513" calcext:value-type="float">
            <text:p>24</text:p>
          </table:table-cell>
          <table:table-cell table:style-name="ce77" table:formula="of:=IF([.H6]&gt;25;[.D6]*0.15;0)" office:value-type="currency" office:currency="PLN" office:value="0" calcext:value-type="currency">
            <text:p>0,00 zł</text:p>
          </table:table-cell>
          <table:table-cell table:style-name="ce79" table:formula="of:=SUM([.D6];[.I6])" office:value-type="currency" office:currency="PLN" office:value="5002.05" calcext:value-type="currency">
            <text:p>5 002,05 zł</text:p>
          </table:table-cell>
          <table:table-cell table:number-columns-repeated="1014"/>
        </table:table-row>
        <table:table-row table:style-name="ro7">
          <table:table-cell table:style-name="ce61" office:value-type="string" calcext:value-type="string">
            <text:p>Berwicki</text:p>
          </table:table-cell>
          <table:table-cell table:style-name="ce61" office:value-type="string" calcext:value-type="string">
            <text:p>Sam</text:p>
          </table:table-cell>
          <table:table-cell table:style-name="ce61" office:value-type="string" calcext:value-type="string">
            <text:p>Sprzedawca</text:p>
          </table:table-cell>
          <table:table-cell table:style-name="ce67" office:value-type="float" office:value="1913.88" calcext:value-type="float">
            <text:p>1 914 zł</text:p>
          </table:table-cell>
          <table:table-cell table:style-name="ce69" office:value-type="date" office:date-value="1970-06-27" calcext:value-type="date">
            <text:p>27.06.1970</text:p>
          </table:table-cell>
          <table:table-cell table:style-name="ce69" office:value-type="date" office:date-value="1991-04-18" calcext:value-type="date">
            <text:p>18.04.1991</text:p>
          </table:table-cell>
          <table:table-cell table:style-name="ce73" table:formula="of:=([.$B$22]-[.E7])/365" office:value-type="float" office:value="46.8069594607746" calcext:value-type="float">
            <text:p>47</text:p>
          </table:table-cell>
          <table:table-cell table:style-name="ce75" table:formula="of:=([.$B$22]-[.F7])/365" office:value-type="float" office:value="25.9850416525554" calcext:value-type="float">
            <text:p>26</text:p>
          </table:table-cell>
          <table:table-cell table:style-name="ce77" table:formula="of:=IF([.H7]&gt;25;[.D7]*0.15;0)" office:value-type="currency" office:currency="PLN" office:value="287.082" calcext:value-type="currency">
            <text:p>287,08 zł</text:p>
          </table:table-cell>
          <table:table-cell table:style-name="ce79" table:formula="of:=SUM([.D7];[.I7])" office:value-type="currency" office:currency="PLN" office:value="2200.962" calcext:value-type="currency">
            <text:p>2 200,96 zł</text:p>
          </table:table-cell>
          <table:table-cell table:number-columns-repeated="1014"/>
        </table:table-row>
        <table:table-row table:style-name="ro7">
          <table:table-cell table:style-name="ce61" office:value-type="string" calcext:value-type="string">
            <text:p>Miller</text:p>
          </table:table-cell>
          <table:table-cell table:style-name="ce61" office:value-type="string" calcext:value-type="string">
            <text:p>Urszula</text:p>
          </table:table-cell>
          <table:table-cell table:style-name="ce61" office:value-type="string" calcext:value-type="string">
            <text:p>Księgowy</text:p>
          </table:table-cell>
          <table:table-cell table:style-name="ce67" office:value-type="float" office:value="3601.44" calcext:value-type="float">
            <text:p>3 601 zł</text:p>
          </table:table-cell>
          <table:table-cell table:style-name="ce69" office:value-type="date" office:date-value="1969-05-28" calcext:value-type="date">
            <text:p>28.05.1969</text:p>
          </table:table-cell>
          <table:table-cell table:style-name="ce69" office:value-type="date" office:date-value="1989-06-20" calcext:value-type="date">
            <text:p>20.06.1989</text:p>
          </table:table-cell>
          <table:table-cell table:style-name="ce73" table:formula="of:=([.$B$22]-[.E8])/365" office:value-type="float" office:value="47.8891512415965" calcext:value-type="float">
            <text:p>48</text:p>
          </table:table-cell>
          <table:table-cell table:style-name="ce75" table:formula="of:=([.$B$22]-[.F8])/365" office:value-type="float" office:value="27.8124389128294" calcext:value-type="float">
            <text:p>28</text:p>
          </table:table-cell>
          <table:table-cell table:style-name="ce77" table:formula="of:=IF([.H8]&gt;25;[.D8]*0.15;0)" office:value-type="currency" office:currency="PLN" office:value="540.216" calcext:value-type="currency">
            <text:p>540,22 zł</text:p>
          </table:table-cell>
          <table:table-cell table:style-name="ce79" table:formula="of:=SUM([.D8];[.I8])" office:value-type="currency" office:currency="PLN" office:value="4141.656" calcext:value-type="currency">
            <text:p>4 141,66 zł</text:p>
          </table:table-cell>
          <table:table-cell table:number-columns-repeated="1014"/>
        </table:table-row>
        <table:table-row table:style-name="ro7">
          <table:table-cell table:style-name="ce61" office:value-type="string" calcext:value-type="string">
            <text:p>Ruda</text:p>
          </table:table-cell>
          <table:table-cell table:style-name="ce61" office:value-type="string" calcext:value-type="string">
            <text:p>Felicja</text:p>
          </table:table-cell>
          <table:table-cell table:style-name="ce61" office:value-type="string" calcext:value-type="string">
            <text:p>Asyst. Admin.</text:p>
          </table:table-cell>
          <table:table-cell table:style-name="ce67" office:value-type="float" office:value="2322.32" calcext:value-type="float">
            <text:p>2 322 zł</text:p>
          </table:table-cell>
          <table:table-cell table:style-name="ce69" office:value-type="date" office:date-value="1969-05-15" calcext:value-type="date">
            <text:p>15.05.1969</text:p>
          </table:table-cell>
          <table:table-cell table:style-name="ce69" office:value-type="date" office:date-value="1991-11-09" calcext:value-type="date">
            <text:p>9.11.1991</text:p>
          </table:table-cell>
          <table:table-cell table:style-name="ce73" table:formula="of:=([.$B$22]-[.E9])/365" office:value-type="float" office:value="47.9247676799527" calcext:value-type="float">
            <text:p>48</text:p>
          </table:table-cell>
          <table:table-cell table:style-name="ce75" table:formula="of:=([.$B$22]-[.F9])/365" office:value-type="float" office:value="25.4233978169389" calcext:value-type="float">
            <text:p>25</text:p>
          </table:table-cell>
          <table:table-cell table:style-name="ce77" table:formula="of:=IF([.H9]&gt;25;[.D9]*0.15;0)" office:value-type="currency" office:currency="PLN" office:value="348.348" calcext:value-type="currency">
            <text:p>348,35 zł</text:p>
          </table:table-cell>
          <table:table-cell table:style-name="ce79" table:formula="of:=SUM([.D9];[.I9])" office:value-type="currency" office:currency="PLN" office:value="2670.668" calcext:value-type="currency">
            <text:p>2 670,67 zł</text:p>
          </table:table-cell>
          <table:table-cell table:number-columns-repeated="1014"/>
        </table:table-row>
        <table:table-row table:style-name="ro7">
          <table:table-cell table:style-name="ce61" office:value-type="string" calcext:value-type="string">
            <text:p>Welicki</text:p>
          </table:table-cell>
          <table:table-cell table:style-name="ce61" office:value-type="string" calcext:value-type="string">
            <text:p>Jarek</text:p>
          </table:table-cell>
          <table:table-cell table:style-name="ce61" office:value-type="string" calcext:value-type="string">
            <text:p>Asyst. Admin.</text:p>
          </table:table-cell>
          <table:table-cell table:style-name="ce67" office:value-type="float" office:value="4312.32" calcext:value-type="float">
            <text:p>4 312 zł</text:p>
          </table:table-cell>
          <table:table-cell table:style-name="ce69" office:value-type="date" office:date-value="1969-09-12" calcext:value-type="date">
            <text:p>12.09.1969</text:p>
          </table:table-cell>
          <table:table-cell table:style-name="ce69" office:value-type="date" office:date-value="1981-10-18" calcext:value-type="date">
            <text:p>18.10.1981</text:p>
          </table:table-cell>
          <table:table-cell table:style-name="ce73" table:formula="of:=([.$B$22]-[.E10])/365" office:value-type="float" office:value="47.596000556665" calcext:value-type="float">
            <text:p>48</text:p>
          </table:table-cell>
          <table:table-cell table:style-name="ce75" table:formula="of:=([.$B$22]-[.F10])/365" office:value-type="float" office:value="35.4891512415965" calcext:value-type="float">
            <text:p>35</text:p>
          </table:table-cell>
          <table:table-cell table:style-name="ce77" table:formula="of:=IF([.H10]&gt;25;[.D10]*0.15;0)" office:value-type="currency" office:currency="PLN" office:value="646.848" calcext:value-type="currency">
            <text:p>646,85 zł</text:p>
          </table:table-cell>
          <table:table-cell table:style-name="ce79" table:formula="of:=SUM([.D10];[.I10])" office:value-type="currency" office:currency="PLN" office:value="4959.168" calcext:value-type="currency">
            <text:p>4 959,17 zł</text:p>
          </table:table-cell>
          <table:table-cell table:number-columns-repeated="1014"/>
        </table:table-row>
        <table:table-row table:style-name="ro7">
          <table:table-cell table:style-name="ce61" office:value-type="string" calcext:value-type="string">
            <text:p>Kania</text:p>
          </table:table-cell>
          <table:table-cell table:style-name="ce61" office:value-type="string" calcext:value-type="string">
            <text:p>Sławek</text:p>
          </table:table-cell>
          <table:table-cell table:style-name="ce61" office:value-type="string" calcext:value-type="string">
            <text:p>Asyst. Projekt.</text:p>
          </table:table-cell>
          <table:table-cell table:style-name="ce67" office:value-type="float" office:value="3239.44" calcext:value-type="float">
            <text:p>3 239 zł</text:p>
          </table:table-cell>
          <table:table-cell table:style-name="ce69" office:value-type="date" office:date-value="1969-08-28" calcext:value-type="date">
            <text:p>28.08.1969</text:p>
          </table:table-cell>
          <table:table-cell table:style-name="ce69" office:value-type="date" office:date-value="1992-08-07" calcext:value-type="date">
            <text:p>7.08.1992</text:p>
          </table:table-cell>
          <table:table-cell table:style-name="ce73" table:formula="of:=([.$B$22]-[.E11])/365" office:value-type="float" office:value="47.6370964470759" calcext:value-type="float">
            <text:p>48</text:p>
          </table:table-cell>
          <table:table-cell table:style-name="ce75" table:formula="of:=([.$B$22]-[.F11])/365" office:value-type="float" office:value="24.6781923374869" calcext:value-type="float">
            <text:p>25</text:p>
          </table:table-cell>
          <table:table-cell table:style-name="ce77" table:formula="of:=IF([.H11]&gt;25;[.D11]*0.15;0)" office:value-type="currency" office:currency="PLN" office:value="0" calcext:value-type="currency">
            <text:p>0,00 zł</text:p>
          </table:table-cell>
          <table:table-cell table:style-name="ce79" table:formula="of:=SUM([.D11];[.I11])" office:value-type="currency" office:currency="PLN" office:value="3239.44" calcext:value-type="currency">
            <text:p>3 239,44 zł</text:p>
          </table:table-cell>
          <table:table-cell table:number-columns-repeated="1014"/>
        </table:table-row>
        <table:table-row table:style-name="ro7">
          <table:table-cell table:style-name="ce61" office:value-type="string" calcext:value-type="string">
            <text:p>Czowski</text:p>
          </table:table-cell>
          <table:table-cell table:style-name="ce61" office:value-type="string" calcext:value-type="string">
            <text:p>Robert</text:p>
          </table:table-cell>
          <table:table-cell table:style-name="ce61" office:value-type="string" calcext:value-type="string">
            <text:p>Asyst. Projekt.</text:p>
          </table:table-cell>
          <table:table-cell table:style-name="ce67" office:value-type="float" office:value="3239.44" calcext:value-type="float">
            <text:p>3 239 zł</text:p>
          </table:table-cell>
          <table:table-cell table:style-name="ce69" office:value-type="date" office:date-value="1969-05-04" calcext:value-type="date">
            <text:p>4.05.1969</text:p>
          </table:table-cell>
          <table:table-cell table:style-name="ce69" office:value-type="date" office:date-value="1991-11-17" calcext:value-type="date">
            <text:p>17.11.1991</text:p>
          </table:table-cell>
          <table:table-cell table:style-name="ce73" table:formula="of:=([.$B$22]-[.E12])/365" office:value-type="float" office:value="47.954904666254" calcext:value-type="float">
            <text:p>48</text:p>
          </table:table-cell>
          <table:table-cell table:style-name="ce75" table:formula="of:=([.$B$22]-[.F12])/365" office:value-type="float" office:value="25.4014800087198" calcext:value-type="float">
            <text:p>25</text:p>
          </table:table-cell>
          <table:table-cell table:style-name="ce77" table:formula="of:=IF([.H12]&gt;25;[.D12]*0.15;0)" office:value-type="currency" office:currency="PLN" office:value="485.916" calcext:value-type="currency">
            <text:p>485,92 zł</text:p>
          </table:table-cell>
          <table:table-cell table:style-name="ce79" table:formula="of:=SUM([.D12];[.I12])" office:value-type="currency" office:currency="PLN" office:value="3725.356" calcext:value-type="currency">
            <text:p>3 725,36 zł</text:p>
          </table:table-cell>
          <table:table-cell table:number-columns-repeated="1014"/>
        </table:table-row>
        <table:table-row table:style-name="ro7">
          <table:table-cell table:style-name="ce61" office:value-type="string" calcext:value-type="string">
            <text:p>Lin</text:p>
          </table:table-cell>
          <table:table-cell table:style-name="ce61" office:value-type="string" calcext:value-type="string">
            <text:p>Michał</text:p>
          </table:table-cell>
          <table:table-cell table:style-name="ce61" office:value-type="string" calcext:value-type="string">
            <text:p>Inżynier informatyk</text:p>
          </table:table-cell>
          <table:table-cell table:style-name="ce67" office:value-type="float" office:value="5480.4" calcext:value-type="float">
            <text:p>5 480 zł</text:p>
          </table:table-cell>
          <table:table-cell table:style-name="ce69" office:value-type="date" office:date-value="1968-09-01" calcext:value-type="date">
            <text:p>1.09.1968</text:p>
          </table:table-cell>
          <table:table-cell table:style-name="ce69" office:value-type="date" office:date-value="1990-07-08" calcext:value-type="date">
            <text:p>8.07.1990</text:p>
          </table:table-cell>
          <table:table-cell table:style-name="ce73" table:formula="of:=([.$B$22]-[.E13])/365" office:value-type="float" office:value="48.6261375429663" calcext:value-type="float">
            <text:p>49</text:p>
          </table:table-cell>
          <table:table-cell table:style-name="ce75" table:formula="of:=([.$B$22]-[.F13])/365" office:value-type="float" office:value="26.7631238443362" calcext:value-type="float">
            <text:p>27</text:p>
          </table:table-cell>
          <table:table-cell table:style-name="ce77" table:formula="of:=IF([.H13]&gt;25;[.D13]*0.15;0)" office:value-type="currency" office:currency="PLN" office:value="822.06" calcext:value-type="currency">
            <text:p>822,06 zł</text:p>
          </table:table-cell>
          <table:table-cell table:style-name="ce79" table:formula="of:=SUM([.D13];[.I13])" office:value-type="currency" office:currency="PLN" office:value="6302.46" calcext:value-type="currency">
            <text:p>6 302,46 zł</text:p>
          </table:table-cell>
          <table:table-cell table:number-columns-repeated="1014"/>
        </table:table-row>
        <table:table-row table:style-name="ro7">
          <table:table-cell table:style-name="ce61" office:value-type="string" calcext:value-type="string">
            <text:p>Alkowski</text:p>
          </table:table-cell>
          <table:table-cell table:style-name="ce61" office:value-type="string" calcext:value-type="string">
            <text:p>Dariusz</text:p>
          </table:table-cell>
          <table:table-cell table:style-name="ce61" office:value-type="string" calcext:value-type="string">
            <text:p>Asyst. Tech.</text:p>
          </table:table-cell>
          <table:table-cell table:style-name="ce67" office:value-type="float" office:value="2303.6" calcext:value-type="float">
            <text:p>2 304 zł</text:p>
          </table:table-cell>
          <table:table-cell table:style-name="ce69" office:value-type="date" office:date-value="1965-08-17" calcext:value-type="date">
            <text:p>17.08.1965</text:p>
          </table:table-cell>
          <table:table-cell table:style-name="ce69" office:value-type="date" office:date-value="1989-03-04" calcext:value-type="date">
            <text:p>4.03.1989</text:p>
          </table:table-cell>
          <table:table-cell table:style-name="ce73" table:formula="of:=([.$B$22]-[.E14])/365" office:value-type="float" office:value="51.6699731594047" calcext:value-type="float">
            <text:p>52</text:p>
          </table:table-cell>
          <table:table-cell table:style-name="ce75" table:formula="of:=([.$B$22]-[.F14])/365" office:value-type="float" office:value="28.1083293237883" calcext:value-type="float">
            <text:p>28</text:p>
          </table:table-cell>
          <table:table-cell table:style-name="ce77" table:formula="of:=IF([.H14]&gt;25;[.D14]*0.15;0)" office:value-type="currency" office:currency="PLN" office:value="345.54" calcext:value-type="currency">
            <text:p>345,54 zł</text:p>
          </table:table-cell>
          <table:table-cell table:style-name="ce79" table:formula="of:=SUM([.D14];[.I14])" office:value-type="currency" office:currency="PLN" office:value="2649.14" calcext:value-type="currency">
            <text:p>2 649,14 zł</text:p>
          </table:table-cell>
          <table:table-cell table:number-columns-repeated="1014"/>
        </table:table-row>
        <table:table-row table:style-name="ro7">
          <table:table-cell table:style-name="ce61" office:value-type="string" calcext:value-type="string">
            <text:p>Martin</text:p>
          </table:table-cell>
          <table:table-cell table:style-name="ce61" office:value-type="string" calcext:value-type="string">
            <text:p>Sara</text:p>
          </table:table-cell>
          <table:table-cell table:style-name="ce61" office:value-type="string" calcext:value-type="string">
            <text:p>Sprzedawca</text:p>
          </table:table-cell>
          <table:table-cell table:style-name="ce67" office:value-type="float" office:value="2189.2" calcext:value-type="float">
            <text:p>2 189 zł</text:p>
          </table:table-cell>
          <table:table-cell table:style-name="ce69" office:value-type="date" office:date-value="1964-05-19" calcext:value-type="date">
            <text:p>19.05.1964</text:p>
          </table:table-cell>
          <table:table-cell table:style-name="ce69" office:value-type="date" office:date-value="1993-01-01" calcext:value-type="date">
            <text:p>1.01.1993</text:p>
          </table:table-cell>
          <table:table-cell table:style-name="ce73" table:formula="of:=([.$B$22]-[.E15])/365" office:value-type="float" office:value="52.9165485018705" calcext:value-type="float">
            <text:p>53</text:p>
          </table:table-cell>
          <table:table-cell table:style-name="ce75" table:formula="of:=([.$B$22]-[.F15])/365" office:value-type="float" office:value="24.2754526114595" calcext:value-type="float">
            <text:p>24</text:p>
          </table:table-cell>
          <table:table-cell table:style-name="ce77" table:formula="of:=IF([.H15]&gt;25;[.D15]*0.15;0)" office:value-type="currency" office:currency="PLN" office:value="0" calcext:value-type="currency">
            <text:p>0,00 zł</text:p>
          </table:table-cell>
          <table:table-cell table:style-name="ce79" table:formula="of:=SUM([.D15];[.I15])" office:value-type="currency" office:currency="PLN" office:value="2189.2" calcext:value-type="currency">
            <text:p>2 189,20 zł</text:p>
          </table:table-cell>
          <table:table-cell table:number-columns-repeated="1014"/>
        </table:table-row>
        <table:table-row table:style-name="ro7">
          <table:table-cell table:style-name="ce61" office:value-type="string" calcext:value-type="string">
            <text:p>Miller</text:p>
          </table:table-cell>
          <table:table-cell table:style-name="ce61" office:value-type="string" calcext:value-type="string">
            <text:p>Janina</text:p>
          </table:table-cell>
          <table:table-cell table:style-name="ce61" office:value-type="string" calcext:value-type="string">
            <text:p>Sprzedawca</text:p>
          </table:table-cell>
          <table:table-cell table:style-name="ce67" office:value-type="float" office:value="3901.44" calcext:value-type="float">
            <text:p>3 901 zł</text:p>
          </table:table-cell>
          <table:table-cell table:style-name="ce69" office:value-type="date" office:date-value="1964-09-01" calcext:value-type="date">
            <text:p>1.09.1964</text:p>
          </table:table-cell>
          <table:table-cell table:style-name="ce69" office:value-type="date" office:date-value="1981-10-26" calcext:value-type="date">
            <text:p>26.10.1981</text:p>
          </table:table-cell>
          <table:table-cell table:style-name="ce73" table:formula="of:=([.$B$22]-[.E16])/365" office:value-type="float" office:value="52.6288772689937" calcext:value-type="float">
            <text:p>53</text:p>
          </table:table-cell>
          <table:table-cell table:style-name="ce75" table:formula="of:=([.$B$22]-[.F16])/365" office:value-type="float" office:value="35.4672334333773" calcext:value-type="float">
            <text:p>35</text:p>
          </table:table-cell>
          <table:table-cell table:style-name="ce77" table:formula="of:=IF([.H16]&gt;25;[.D16]*0.15;0)" office:value-type="currency" office:currency="PLN" office:value="585.216" calcext:value-type="currency">
            <text:p>585,22 zł</text:p>
          </table:table-cell>
          <table:table-cell table:style-name="ce79" table:formula="of:=SUM([.D16];[.I16])" office:value-type="currency" office:currency="PLN" office:value="4486.656" calcext:value-type="currency">
            <text:p>4 486,66 zł</text:p>
          </table:table-cell>
          <table:table-cell table:number-columns-repeated="1014"/>
        </table:table-row>
        <table:table-row table:style-name="ro7">
          <table:table-cell table:style-name="ce61" office:value-type="string" calcext:value-type="string">
            <text:p>Leski</text:p>
          </table:table-cell>
          <table:table-cell table:style-name="ce61" office:value-type="string" calcext:value-type="string">
            <text:p>Eryk</text:p>
          </table:table-cell>
          <table:table-cell table:style-name="ce61" office:value-type="string" calcext:value-type="string">
            <text:p>Analityk</text:p>
          </table:table-cell>
          <table:table-cell table:style-name="ce67" office:value-type="float" office:value="7895.52" calcext:value-type="float">
            <text:p>7 896 zł</text:p>
          </table:table-cell>
          <table:table-cell table:style-name="ce69" office:value-type="date" office:date-value="1962-09-16" calcext:value-type="date">
            <text:p>16.09.1962</text:p>
          </table:table-cell>
          <table:table-cell table:style-name="ce69" office:value-type="date" office:date-value="1987-11-06" calcext:value-type="date">
            <text:p>6.11.1987</text:p>
          </table:table-cell>
          <table:table-cell table:style-name="ce73" table:formula="of:=([.$B$22]-[.E17])/365" office:value-type="float" office:value="54.5905211046102" calcext:value-type="float">
            <text:p>55</text:p>
          </table:table-cell>
          <table:table-cell table:style-name="ce75" table:formula="of:=([.$B$22]-[.F17])/365" office:value-type="float" office:value="29.4343567210485" calcext:value-type="float">
            <text:p>29</text:p>
          </table:table-cell>
          <table:table-cell table:style-name="ce77" table:formula="of:=IF([.H17]&gt;25;[.D17]*0.15;0)" office:value-type="currency" office:currency="PLN" office:value="1184.328" calcext:value-type="currency">
            <text:p>1 184,33 zł</text:p>
          </table:table-cell>
          <table:table-cell table:style-name="ce79" table:formula="of:=SUM([.D17];[.I17])" office:value-type="currency" office:currency="PLN" office:value="9079.848" calcext:value-type="currency">
            <text:p>9 079,85 zł</text:p>
          </table:table-cell>
          <table:table-cell table:number-columns-repeated="1014"/>
        </table:table-row>
        <table:table-row table:style-name="ro7">
          <table:table-cell table:style-name="ce61" office:value-type="string" calcext:value-type="string">
            <text:p>Abramowicz</text:p>
          </table:table-cell>
          <table:table-cell table:style-name="ce61" office:value-type="string" calcext:value-type="string">
            <text:p>Bolek</text:p>
          </table:table-cell>
          <table:table-cell table:style-name="ce61" office:value-type="string" calcext:value-type="string">
            <text:p>Asyst. Admin.</text:p>
          </table:table-cell>
          <table:table-cell table:style-name="ce67" office:value-type="float" office:value="4479.5" calcext:value-type="float">
            <text:p>4 480 zł</text:p>
          </table:table-cell>
          <table:table-cell table:style-name="ce69" office:value-type="date" office:date-value="1961-10-14" calcext:value-type="date">
            <text:p>14.10.1961</text:p>
          </table:table-cell>
          <table:table-cell table:style-name="ce69" office:value-type="date" office:date-value="1990-12-16" calcext:value-type="date">
            <text:p>16.12.1990</text:p>
          </table:table-cell>
          <table:table-cell table:style-name="ce73" table:formula="of:=([.$B$22]-[.E18])/365" office:value-type="float" office:value="55.5138087758431" calcext:value-type="float">
            <text:p>56</text:p>
          </table:table-cell>
          <table:table-cell table:style-name="ce75" table:formula="of:=([.$B$22]-[.F18])/365" office:value-type="float" office:value="26.3220279539253" calcext:value-type="float">
            <text:p>26</text:p>
          </table:table-cell>
          <table:table-cell table:style-name="ce77" table:formula="of:=IF([.H18]&gt;25;[.D18]*0.15;0)" office:value-type="currency" office:currency="PLN" office:value="671.925" calcext:value-type="currency">
            <text:p>671,93 zł</text:p>
          </table:table-cell>
          <table:table-cell table:style-name="ce79" table:formula="of:=SUM([.D18];[.I18])" office:value-type="currency" office:currency="PLN" office:value="5151.425" calcext:value-type="currency">
            <text:p>5 151,43 zł</text:p>
          </table:table-cell>
          <table:table-cell table:number-columns-repeated="1014"/>
        </table:table-row>
        <table:table-row table:style-name="ro7">
          <table:table-cell table:style-name="ce61" office:value-type="string" calcext:value-type="string">
            <text:p>Baton</text:p>
          </table:table-cell>
          <table:table-cell table:style-name="ce61" office:value-type="string" calcext:value-type="string">
            <text:p>Ilona</text:p>
          </table:table-cell>
          <table:table-cell table:style-name="ce61" office:value-type="string" calcext:value-type="string">
            <text:p>Projektant</text:p>
          </table:table-cell>
          <table:table-cell table:style-name="ce67" office:value-type="float" office:value="5859.25" calcext:value-type="float">
            <text:p>5 859 zł</text:p>
          </table:table-cell>
          <table:table-cell table:style-name="ce69" office:value-type="date" office:date-value="1954-10-03" calcext:value-type="date">
            <text:p>3.10.1954</text:p>
          </table:table-cell>
          <table:table-cell table:style-name="ce69" office:value-type="date" office:date-value="1990-12-24" calcext:value-type="date">
            <text:p>24.12.1990</text:p>
          </table:table-cell>
          <table:table-cell table:style-name="ce73" table:formula="of:=([.$B$22]-[.E19])/365" office:value-type="float" office:value="62.5494252141992" calcext:value-type="float">
            <text:p>63</text:p>
          </table:table-cell>
          <table:table-cell table:style-name="ce75" table:formula="of:=([.$B$22]-[.F19])/365" office:value-type="float" office:value="26.3001101457061" calcext:value-type="float">
            <text:p>26</text:p>
          </table:table-cell>
          <table:table-cell table:style-name="ce77" table:formula="of:=IF([.H19]&gt;25;[.D19]*0.15;0)" office:value-type="currency" office:currency="PLN" office:value="878.8875" calcext:value-type="currency">
            <text:p>878,89 zł</text:p>
          </table:table-cell>
          <table:table-cell table:style-name="ce79" table:formula="of:=SUM([.D19];[.I19])" office:value-type="currency" office:currency="PLN" office:value="6738.1375" calcext:value-type="currency">
            <text:p>6 738,14 zł</text:p>
          </table:table-cell>
          <table:table-cell table:number-columns-repeated="1014"/>
        </table:table-row>
        <table:table-row table:style-name="ro7">
          <table:table-cell table:style-name="ce61" office:value-type="string" calcext:value-type="string">
            <text:p>Goldberg</text:p>
          </table:table-cell>
          <table:table-cell table:style-name="ce61" office:value-type="string" calcext:value-type="string">
            <text:p>Maria</text:p>
          </table:table-cell>
          <table:table-cell table:style-name="ce61" office:value-type="string" calcext:value-type="string">
            <text:p>Sprzedawca</text:p>
          </table:table-cell>
          <table:table-cell table:style-name="ce67" office:value-type="float" office:value="3488.75" calcext:value-type="float">
            <text:p>3 489 zł</text:p>
          </table:table-cell>
          <table:table-cell table:style-name="ce69" office:value-type="date" office:date-value="1950-10-18" calcext:value-type="date">
            <text:p>18.10.1950</text:p>
          </table:table-cell>
          <table:table-cell table:style-name="ce69" office:value-type="date" office:date-value="1984-12-18" calcext:value-type="date">
            <text:p>18.12.1984</text:p>
          </table:table-cell>
          <table:table-cell table:style-name="ce73" table:formula="of:=([.$B$22]-[.E20])/365" office:value-type="float" office:value="66.5110690498157" calcext:value-type="float">
            <text:p>67</text:p>
          </table:table-cell>
          <table:table-cell table:style-name="ce75" table:formula="of:=([.$B$22]-[.F20])/365" office:value-type="float" office:value="32.3192882278979" calcext:value-type="float">
            <text:p>32</text:p>
          </table:table-cell>
          <table:table-cell table:style-name="ce77" table:formula="of:=IF([.H20]&gt;25;[.D20]*0.15;0)" office:value-type="currency" office:currency="PLN" office:value="523.3125" calcext:value-type="currency">
            <text:p>523,31 zł</text:p>
          </table:table-cell>
          <table:table-cell table:style-name="ce79" table:formula="of:=SUM([.D20];[.I20])" office:value-type="currency" office:currency="PLN" office:value="4012.0625" calcext:value-type="currency">
            <text:p>4 012,06 zł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8">
          <table:table-cell table:style-name="ce62" office:value-type="string" calcext:value-type="string">
            <text:p>Data dzisiejsza</text:p>
          </table:table-cell>
          <table:table-cell table:style-name="ce63" table:formula="of:=NOW()" office:value-type="date" office:date-value="2017-04-05T12:57:53.554987" calcext:value-type="date">
            <text:p>5.04.2017</text:p>
          </table:table-cell>
          <table:table-cell table:number-columns-repeated="1022"/>
        </table:table-row>
        <table:table-row table:style-name="ro1">
          <table:table-cell table:number-columns-repeated="2"/>
          <table:table-cell>
            <draw:custom-shape table:end-cell-address="JEŻELI6.J26" table:end-x="27.39mm" table:end-y="4.16mm" draw:z-index="0" draw:name="Prostokąt 1" draw:style-name="gr7" draw:text-style-name="P4" svg:width="189.7mm" svg:height="16.77mm" svg:x="3.32mm" svg:y="0.89mm">
              <text:p text:style-name="P3"><text:span text:style-name="T4">Wstaw formuły liczące wiek i staż pracy.</text:span></text:p>
              <text:p text:style-name="P3"><text:span text:style-name="T4">Skonstruuj formułę, która przyzna 15% premii pracownikom, którzy przepracowali więcej niż 25 lat.</text:span></text:p>
              <text:p text:style-name="P3"><text:span text:style-name="T4">Wykorzystaj funkcje: JEŻELI, ROK, TERAZ.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GS_Total" table:base-cell-address="$JEŻELI1.$A$1" table:cell-range-address="#REF!"/>
        <table:named-range table:name="COGS_Total_6" table:base-cell-address="$JEŻELI1.$A$1" table:cell-range-address="#REF!"/>
        <table:named-expression table:name="DB_razem" table:base-cell-address="$JEŻELI1.$A$1" table:expression="['file:///home/smaster/TI/ArkuszK/cwiczenia/jezeli/media/Dane/Dropbox/TI/ArkuszK/cwiczenia/jezeli/Documents%20and%20Settings/teresat/Moje%20dokumenty/TERESA%20-%20EXCEL%20OK/ZADANIA%20DLA%20OPLA/Plany%20kursow/Excel/Excel%20podst%20-%20Warszawa/Dyskietka%2029%2006%2098/Microsoft%20Excel/Wype%C5%82ni'#$'Wypełnij kwartały1'.$D$23:.$O$23]"/>
        <table:named-range table:name="do_lat_10" table:base-cell-address="$JEŻELI1.$A$1" table:cell-range-address="#REF!"/>
        <table:named-range table:name="EXP_Total" table:base-cell-address="$JEŻELI1.$A$1" table:cell-range-address="#REF!"/>
        <table:named-range table:name="EXP_Total_6" table:base-cell-address="$JEŻELI1.$A$1" table:cell-range-address="#REF!"/>
        <table:named-range table:name="Gross_Profit" table:base-cell-address="$JEŻELI1.$A$1" table:cell-range-address="#REF!"/>
        <table:named-range table:name="Gross_Profit_6" table:base-cell-address="$JEŻELI1.$A$1" table:cell-range-address="#REF!"/>
        <table:named-range table:name="GR_Total" table:base-cell-address="$JEŻELI1.$A$1" table:cell-range-address="#REF!"/>
        <table:named-range table:name="GR_Total_6" table:base-cell-address="$JEŻELI1.$A$1" table:cell-range-address="#REF!"/>
        <table:named-range table:name="Ilość_rat_w_roku" table:base-cell-address="$JEŻELI1.$A$1" table:cell-range-address="#REF!"/>
        <table:named-expression table:name="Koszty_razem" table:base-cell-address="$JEŻELI1.$A$1" table:expression="['file:///home/smaster/TI/ArkuszK/cwiczenia/jezeli/media/Dane/Dropbox/TI/ArkuszK/cwiczenia/jezeli/Documents%20and%20Settings/teresat/Moje%20dokumenty/TERESA%20-%20EXCEL%20OK/ZADANIA%20DLA%20OPLA/Plany%20kursow/Excel/Excel%20podst%20-%20Warszawa/Dyskietka%2029%2006%2098/Microsoft%20Excel/Wype%C5%82ni'#$'Wypełnij kwartały1'.$D$29:.$O$29]"/>
        <table:named-range table:name="lata_pracy" table:base-cell-address="$JEŻELI1.$A$1" table:cell-range-address="#REF!"/>
        <table:named-range table:name="Okres_spłaty_w_latach" table:base-cell-address="$JEŻELI1.$A$1" table:cell-range-address="#REF!"/>
        <table:named-range table:name="Operating_Income" table:base-cell-address="$JEŻELI1.$A$1" table:cell-range-address="#REF!"/>
        <table:named-range table:name="Operating_Income_6" table:base-cell-address="$JEŻELI1.$A$1" table:cell-range-address="#REF!"/>
        <table:named-range table:name="Oprocentowanie_roczne" table:base-cell-address="$JEŻELI1.$A$1" table:cell-range-address="#REF!"/>
        <table:named-range table:name="powyzej_10" table:base-cell-address="$JEŻELI1.$A$1" table:cell-range-address="#REF!"/>
        <table:named-range table:name="Wartość_kredytu" table:base-cell-address="$JEŻELI1.$A$1" table:cell-range-address="#REF!"/>
        <table:named-expression table:name="Wydatki_razem" table:base-cell-address="$JEŻELI1.$A$1" table:expression="['file:///home/smaster/TI/ArkuszK/cwiczenia/jezeli/media/Dane/Dropbox/TI/ArkuszK/cwiczenia/jezeli/Documents%20and%20Settings/teresat/Moje%20dokumenty/TERESA%20-%20EXCEL%20OK/ZADANIA%20DLA%20OPLA/Plany%20kursow/Excel/Excel%20podst%20-%20Warszawa/Dyskietka%2029%2006%2098/Microsoft%20Excel/Wype%C5%82ni'#$'Wypełnij kwartały1'.$D$43:.$O$43]"/>
        <table:named-range table:name="wynagrodzenie_netto" table:base-cell-address="$JEŻELI1.$A$1" table:cell-range-address="#REF!"/>
        <table:named-expression table:name="Zysk_brutto" table:base-cell-address="$JEŻELI1.$A$1" table:expression="['file:///home/smaster/TI/ArkuszK/cwiczenia/jezeli/media/Dane/Dropbox/TI/ArkuszK/cwiczenia/jezeli/Documents%20and%20Settings/teresat/Moje%20dokumenty/TERESA%20-%20EXCEL%20OK/ZADANIA%20DLA%20OPLA/Plany%20kursow/Excel/Excel%20podst%20-%20Warszawa/Dyskietka%2029%2006%2098/Microsoft%20Excel/Wype%C5%82ni'#$'Wypełnij kwartały1'.$D$30:.$O$30]"/>
        <table:named-expression table:name="Zysk_netto" table:base-cell-address="$JEŻELI1.$A$1" table:expression="['file:///home/smaster/TI/ArkuszK/cwiczenia/jezeli/media/Dane/Dropbox/TI/ArkuszK/cwiczenia/jezeli/Documents%20and%20Settings/teresat/Moje%20dokumenty/TERESA%20-%20EXCEL%20OK/ZADANIA%20DLA%20OPLA/Plany%20kursow/Excel/Excel%20podst%20-%20Warszawa/Dyskietka%2029%2006%2098/Microsoft%20Excel/Wype%C5%82ni'#$'Wypełnij kwartały1'.$D$44:.$O$4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MS Sans" svg:font-family="'MS Sans'" style:font-family-generic="swiss" style:font-pitch="variable"/>
    <style:font-face style:name="MS Sans Serif" svg:font-family="'MS Sans Serif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kr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17P0"/>
    </number:number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0" loext:min-decimal-places="0" number:min-integer-digits="1" number:grouping="true"/>
      <number:text> zł</number:text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_5b_0_5d_" style:display-name="Comma [0]" style:family="table-cell" style:parent-style-name="Default" style:data-style-name="N109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Currency_20__5b_0_5d_" style:display-name="Currency [0]" style:family="table-cell" style:parent-style-name="Default" style:data-style-name="N116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Heading_20__28_user_29_" style:display-name="Heading (user)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ing_5f_Jezeli" style:display-name="Heading_Jezeli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Normal_5f_INV961" style:display-name="Normal_INV9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" fo:font-family="'MS Sans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usental_5f_Resultat_20_96" style:display-name="Tusental_Resultat 96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Valuta_5f_Resultat_20_96" style:display-name="Valuta_Resultat 96" style:family="table-cell" style:parent-style-name="Default" style:data-style-name="N117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8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JEŻELI1" style:display-name="PageStyle_JEŻELI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EŻELI2" style:display-name="PageStyle_JEŻELI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EŻELI3" style:display-name="PageStyle_JEŻELI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EŻELI4" style:display-name="PageStyle_JEŻELI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EŻELI5" style:display-name="PageStyle_JEŻELI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JEŻELI6" style:display-name="PageStyle_JEŻELI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5T13:00:57.167944966</dc:date>
    <meta:editing-cycles>10</meta:editing-cycles>
    <meta:editing-duration>PT21M59S</meta:editing-duration>
    <meta:generator>LibreOffice/5.2.5.1$Linux_X86_64 LibreOffice_project/20m0$Build-1</meta:generator>
    <meta:document-statistic meta:table-count="6" meta:cell-count="609" meta:object-count="7"/>
  </office:meta>
</office:document-meta>
</file>